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153.35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72.74pt"/>
    </style:style>
    <style:style style:name="co5" style:family="table-column">
      <style:table-column-properties fo:break-before="auto" style:column-width="121.41pt"/>
    </style:style>
    <style:style style:name="co6" style:family="table-column">
      <style:table-column-properties fo:break-before="auto" style:column-width="131.7pt"/>
    </style:style>
    <style:style style:name="co7" style:family="table-column">
      <style:table-column-properties fo:break-before="auto" style:column-width="147.15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130.71pt"/>
    </style:style>
    <style:style style:name="co10" style:family="table-column">
      <style:table-column-properties fo:break-before="auto" style:column-width="136.86pt"/>
    </style:style>
    <style:style style:name="co11" style:family="table-column">
      <style:table-column-properties fo:break-before="auto" style:column-width="137.9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5" style:family="table-cell" style:parent-style-name="Default" style:data-style-name="N1"/>
    <style:style style:name="ce34" style:family="table-cell" style:parent-style-name="Default" style:data-style-name="N1">
      <style:table-cell-properties fo:background-color="#b2b2b2" style:diagonal-bl-tr="none" style:diagonal-tl-br="none" style:text-align-source="fix" style:repeat-content="false" fo:wrap-option="no-wrap" fo:border="0.74pt solid #666666" fo:padding="0.99pt" style:rotation-angle="0" style:rotation-align="none" style:vertical-align="automatic"/>
      <style:paragraph-properties fo:text-align="center" fo:margin-left="0pt"/>
      <style:text-properties fo:color="#666666" style:text-outline="false" style:text-line-through-style="none" style:text-line-through-type="none" style:font-name="Liberation Sans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 style:text-overline-style="none" style:text-overline-color="font-color"/>
    </style:style>
    <style:style style:name="ce31" style:family="table-cell" style:parent-style-name="Default" style:data-style-name="N1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99pt" fo:border-right="0.74pt solid #666666" style:rotation-angle="0" style:rotation-align="none" fo:border-top="none" style:vertical-align="automatic"/>
      <style:paragraph-properties fo:text-align="start" fo:margin-left="0pt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1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fo:padding="0.99pt" fo:border-right="0.74pt solid #666666" style:rotation-angle="0" style:rotation-align="none" fo:border-top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ISEVEN(ROW()))" style:apply-style-name="Untitled1" style:base-cell-address="Sheet1.A4"/>
    </style:style>
    <style:style style:name="ce37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38" style:family="table-cell" style:parent-style-name="Default" style:data-style-name="N128">
      <style:table-cell-properties fo:border-bottom="0.74pt solid #666666" fo:background-color="#b2b2b2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0.74pt solid #666666" style:vertical-align="automatic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ce39" style:family="table-cell" style:parent-style-name="Default" style:data-style-name="N128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99pt" fo:border-right="0.74pt solid #666666" style:rotation-angle="0" style:rotation-align="none" fo:border-top="none" style:vertical-align="automatic"/>
      <style:paragraph-properties fo:text-align="end" fo:margin-left="0pt"/>
      <style:text-properties style:use-window-font-color="true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28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EVEN(ROW()))" style:apply-style-name="Untitled1" style:base-cell-address="Sheet1.B4"/>
    </style:style>
    <style:style style:name="ce13" style:family="table-cell" style:parent-style-name="Default" style:data-style-name="N2"/>
    <style:style style:name="ce14" style:family="table-cell" style:parent-style-name="Default" style:data-style-name="N2">
      <style:table-cell-properties fo:border-bottom="0.74pt solid #666666" fo:background-color="#b2b2b2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0.74pt solid #666666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ce43" style:family="table-cell" style:parent-style-name="Default" style:data-style-name="N2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99pt" fo:border-right="0.74pt solid #666666" style:rotation-angle="0" style:rotation-align="none" fo:border-top="none" style:vertical-align="automatic"/>
      <style:paragraph-properties fo:text-align="end" fo:margin-left="0pt"/>
      <style:text-properties style:use-window-font-color="true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2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ISEVEN(ROW()))" style:apply-style-name="Untitled1" style:base-cell-address="Sheet1.C4"/>
    </style:style>
    <style:style style:name="ce45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0.74pt solid #666666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 style:text-overline-style="none" style:text-overline-color="font-color"/>
    </style:style>
    <style:style style:name="ce4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99pt" fo:border-right="0.74pt solid #666666" style:rotation-angle="0" style:rotation-align="none" fo:border-top="none" style:vertical-align="automatic"/>
      <style:paragraph-properties fo:text-align="start" fo:margin-left="0pt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none" style:vertical-align="automatic"/>
      <style:paragraph-properties fo:text-align="start" fo:margin-left="0pt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EVEN(ROW()))" style:apply-style-name="Untitled1" style:base-cell-address="Sheet1.D4"/>
    </style:style>
    <style:style style:name="ce48" style:family="table-cell" style:parent-style-name="Default" style:data-style-name="N1">
      <style:table-cell-properties fo:border-bottom="0.74pt solid #666666" fo:background-color="#b2b2b2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0.74pt solid #666666" style:vertical-align="automatic"/>
      <style:paragraph-properties fo:text-align="center" fo:margin-left="0pt"/>
      <style:text-properties fo:color="#666666" style:text-outline="false" style:text-line-through-style="none" style:text-line-through-type="none" style:font-name="Liberation Sans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 style:text-overline-style="none" style:text-overline-color="font-color"/>
    </style:style>
    <style:style style:name="ce7" style:family="table-cell" style:parent-style-name="Default" style:data-style-name="N1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99pt" fo:border-right="0.74pt solid #666666" style:rotation-angle="0" style:rotation-align="none" fo:border-top="none" style:vertical-align="automatic"/>
      <style:paragraph-properties fo:text-align="end" fo:margin-left="0pt"/>
      <style:text-properties style:use-window-font-color="true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0" style:family="table-cell" style:parent-style-name="Default" style:data-style-name="N1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EVEN(ROW()))" style:apply-style-name="Untitled1" style:base-cell-address="Sheet1.E4"/>
    </style:style>
    <style:style style:name="ce51" style:family="table-cell" style:parent-style-name="Default" style:data-style-name="N128">
      <style:table-cell-properties fo:border-bottom="0.74pt solid #666666" fo:background-color="#b2b2b2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0.74pt solid #666666" style:vertical-align="automatic"/>
      <style:paragraph-properties fo:text-align="center" fo:margin-left="0pt"/>
      <style:text-properties fo:color="#666666" style:text-outline="false" style:text-line-through-style="none" style:text-line-through-type="none" style:font-name="Liberation Sans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 style:text-overline-style="none" style:text-overline-color="font-color"/>
    </style:style>
    <style:style style:name="ce52" style:family="table-cell" style:parent-style-name="Default" style:data-style-name="N128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EVEN(ROW()))" style:apply-style-name="Untitled1" style:base-cell-address="Sheet1.F4"/>
    </style:style>
    <style:style style:name="ce20" style:family="table-cell" style:parent-style-name="Default" style:data-style-name="N11"/>
    <style:style style:name="ce54" style:family="table-cell" style:parent-style-name="Default" style:data-style-name="N11">
      <style:table-cell-properties fo:border-bottom="0.74pt solid #666666" fo:background-color="#b2b2b2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0.74pt solid #666666" style:vertical-align="automatic"/>
      <style:paragraph-properties fo:text-align="center" fo:margin-left="0pt"/>
      <style:text-properties fo:color="#666666" style:text-outline="false" style:text-line-through-style="none" style:text-line-through-type="none" style:font-name="Liberation Sans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 style:text-overline-style="none" style:text-overline-color="font-color"/>
    </style:style>
    <style:style style:name="ce22" style:family="table-cell" style:parent-style-name="Default" style:data-style-name="N11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99pt" fo:border-right="0.74pt solid #666666" style:rotation-angle="0" style:rotation-align="none" fo:border-top="none" style:vertical-align="automatic"/>
      <style:paragraph-properties fo:text-align="start" fo:margin-left="0pt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1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EVEN(ROW()))" style:apply-style-name="Untitled1" style:base-cell-address="Sheet1.G4"/>
    </style:style>
    <style:style style:name="ce57" style:family="table-cell" style:parent-style-name="Default" style:data-style-name="N11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EVEN(ROW()))" style:apply-style-name="Untitled1" style:base-cell-address="Sheet1.H4"/>
    </style:style>
    <style:style style:name="ce1" style:family="table-cell" style:parent-style-name="Default" style:data-style-name="N121"/>
    <style:style style:name="ce2" style:family="table-cell" style:parent-style-name="Default" style:data-style-name="N121">
      <style:table-cell-properties fo:background-color="#b2b2b2" style:diagonal-bl-tr="none" style:diagonal-tl-br="none" style:text-align-source="fix" style:repeat-content="false" fo:wrap-option="no-wrap" fo:border="0.74pt solid #666666" fo:padding="0.99pt" style:rotation-angle="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99pt" fo:border-right="0.74pt solid #666666" style:rotation-angle="0" style:rotation-align="none" fo:border-top="none" style:vertical-align="automatic"/>
      <style:paragraph-properties fo:text-align="end" fo:margin-left="0pt"/>
      <style:text-properties style:use-window-font-color="true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1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fo:padding="0.99pt" fo:border-right="0.74pt solid #666666" style:rotation-angle="0" style:rotation-align="none" fo:border-top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EVEN(ROW()))" style:apply-style-name="Untitled1" style:base-cell-address="Sheet1.I4"/>
    </style:style>
    <style:style style:name="ce24" style:family="table-cell" style:parent-style-name="Default" style:data-style-name="N122"/>
    <style:style style:name="ce63" style:family="table-cell" style:parent-style-name="Default" style:data-style-name="N122">
      <style:table-cell-properties fo:border-bottom="0.74pt solid #666666" fo:background-color="#b2b2b2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0.74pt solid #666666" style:vertical-align="automatic"/>
      <style:paragraph-properties fo:text-align="center" fo:margin-left="0pt"/>
      <style:text-properties fo:color="#666666" style:text-outline="false" style:text-line-through-style="none" style:text-line-through-type="none" style:font-name="Liberation Sans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 style:text-overline-style="none" style:text-overline-color="font-color"/>
    </style:style>
    <style:style style:name="ce26" style:family="table-cell" style:parent-style-name="Default" style:data-style-name="N122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99pt" fo:border-right="0.74pt solid #666666" style:rotation-angle="0" style:rotation-align="none" fo:border-top="none" style:vertical-align="automatic"/>
      <style:paragraph-properties fo:text-align="start" fo:margin-left="0pt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122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EVEN(ROW()))" style:apply-style-name="Untitled1" style:base-cell-address="Sheet1.J4"/>
    </style:style>
    <style:style style:name="ce66" style:family="table-cell" style:parent-style-name="Default" style:data-style-name="N122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EVEN(ROW()))" style:apply-style-name="Untitled1" style:base-cell-address="Sheet1.K4"/>
    </style:style>
    <style:style style:name="ce6" style:family="table-cell" style:parent-style-name="Default" style:data-style-name="N1">
      <style:table-cell-properties fo:border-bottom="0.74pt solid #666666" fo:background-color="#b2b2b2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0.74pt solid #666666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EVEN(ROW()))" style:apply-style-name="Untitled1" style:base-cell-address="Sheet1.L4"/>
    </style:style>
    <style:style style:name="ce6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none" style:vertical-align="automatic"/>
      <style:paragraph-properties fo:text-align="start" fo:margin-left="0pt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EVEN(ROW()))" style:apply-style-name="Untitled1" style:base-cell-address="Sheet1.M4"/>
    </style:style>
    <style:style style:name="ce70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none" style:vertical-align="automatic"/>
      <style:paragraph-properties fo:text-align="start" fo:margin-left="0pt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EVEN(ROW()))" style:apply-style-name="Untitled1" style:base-cell-address="Sheet1.N4"/>
    </style:style>
    <style:style style:name="ce71" style:family="table-cell" style:parent-style-name="Default" style:data-style-name="N128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EVEN(ROW()))" style:apply-style-name="Untitled1" style:base-cell-address="Sheet1.O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Sheet2.$B$1:$Sheet2.$B$4])" table:allow-empty-cell="false" table:display-list="unsorted" table:base-cell-address="Sheet1.N3">
          <table:error-message table:message-type="stop" table:display="true"/>
        </table:content-validation>
      </table:content-validations>
      <table:table table:name="Sheet1" table:style-name="ta1">
        <table:shapes>
          <draw:frame draw:z-index="0" draw:style-name="gr1" draw:text-style-name="P1" svg:width="819.18pt" svg:height="354.64pt" svg:x="1324.86pt" svg:y="564.66pt">
            <draw:object draw:notify-on-update-of-ranges="Sheet1.B2:Sheet1.B11 Sheet1.L2:Sheet1.L2 Sheet1.I3:Sheet1.I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37"/>
        <table:table-column table:style-name="co3" table:default-cell-style-name="ce13"/>
        <table:table-column table:style-name="co4" table:default-cell-style-name="Default"/>
        <table:table-column table:style-name="co5" table:default-cell-style-name="ce5"/>
        <table:table-column table:style-name="co2" table:default-cell-style-name="ce37"/>
        <table:table-column table:style-name="co6" table:default-cell-style-name="ce20"/>
        <table:table-column table:style-name="co7" table:default-cell-style-name="ce20"/>
        <table:table-column table:style-name="co8" table:default-cell-style-name="ce1"/>
        <table:table-column table:style-name="co9" table:default-cell-style-name="ce24"/>
        <table:table-column table:style-name="co10" table:default-cell-style-name="ce24"/>
        <table:table-column table:style-name="co3" table:default-cell-style-name="ce5"/>
        <table:table-column table:style-name="co4" table:default-cell-style-name="Default"/>
        <table:table-column table:style-name="co11" table:default-cell-style-name="Default"/>
        <table:table-column table:style-name="co2" table:default-cell-style-name="ce37"/>
        <table:table-row table:style-name="ro1">
          <table:table-cell table:number-columns-repeated="15"/>
        </table:table-row>
        <table:table-row table:style-name="ro2">
          <table:table-cell table:style-name="ce34" office:value-type="string" calcext:value-type="string">
            <text:p>Date offset</text:p>
          </table:table-cell>
          <table:table-cell table:style-name="ce38" office:value-type="string" calcext:value-type="string">
            <text:p>Date</text:p>
          </table:table-cell>
          <table:table-cell table:style-name="ce14" office:value-type="string" calcext:value-type="string">
            <text:p>Performance</text:p>
          </table:table-cell>
          <table:table-cell table:style-name="ce45"/>
          <table:table-cell table:style-name="ce48" office:value-type="string" calcext:value-type="string">
            <text:p>Due timestamp</text:p>
          </table:table-cell>
          <table:table-cell table:style-name="ce51" office:value-type="string" calcext:value-type="string">
            <text:p>Due date</text:p>
          </table:table-cell>
          <table:table-cell table:style-name="ce54" office:value-type="string" calcext:value-type="string">
            <text:p>Percent overdue</text:p>
          </table:table-cell>
          <table:table-cell table:style-name="ce54" office:value-type="string" calcext:value-type="string">
            <text:p>Corrected overdue</text:p>
          </table:table-cell>
          <table:table-cell table:style-name="ce2" office:value-type="string" calcext:value-type="string">
            <text:p>Difficulty</text:p>
          </table:table-cell>
          <table:table-cell table:style-name="ce63" office:value-type="string" calcext:value-type="string">
            <text:p>Difficulty weight</text:p>
          </table:table-cell>
          <table:table-cell table:style-name="ce63" office:value-type="string" calcext:value-type="string">
            <text:p>Interval corrector</text:p>
          </table:table-cell>
          <table:table-cell table:style-name="ce6" office:value-type="string" calcext:value-type="string">
            <text:p>Next interval</text:p>
          </table:table-cell>
          <table:table-cell table:style-name="ce45"/>
          <table:table-cell table:style-name="ce63" office:value-type="string" calcext:value-type="string">
            <text:p>Lower soon offset</text:p>
          </table:table-cell>
          <table:table-cell table:style-name="ce51" office:value-type="string" calcext:value-type="string">
            <text:p>Lower soon date</text:p>
          </table:table-cell>
        </table:table-row>
        <table:table-row table:style-name="ro3">
          <table:table-cell table:style-name="ce31"/>
          <table:table-cell table:style-name="ce39" table:formula="of:=([.E3]/1000)/86400+25569" office:value-type="date" office:date-value="1970-01-01" calcext:value-type="date">
            <text:p>1970 01 01 00:00:00</text:p>
          </table:table-cell>
          <table:table-cell table:style-name="ce43" table:content-validation-name="val1" office:value-type="float" office:value="0" calcext:value-type="float">
            <text:p>0.00</text:p>
          </table:table-cell>
          <table:table-cell table:style-name="ce46"/>
          <table:table-cell table:style-name="ce7" table:formula="of:=0" office:value-type="float" office:value="0" calcext:value-type="float">
            <text:p>0</text:p>
          </table:table-cell>
          <table:table-cell table:style-name="ce39" table:formula="of:=[.E3]/1000/86400+25569" office:value-type="date" office:date-value="1970-01-01" calcext:value-type="date">
            <text:p>1970 01 01 00:00:00</text:p>
          </table:table-cell>
          <table:table-cell table:style-name="ce22" table:number-columns-repeated="2"/>
          <table:table-cell table:style-name="ce3" office:value-type="float" office:value="0.3" calcext:value-type="float">
            <text:p>0.30000</text:p>
          </table:table-cell>
          <table:table-cell table:style-name="ce26" table:number-columns-repeated="2"/>
          <table:table-cell table:style-name="ce7" table:formula="of:=10*60*1000" office:value-type="float" office:value="600000" calcext:value-type="float">
            <text:p>600000</text:p>
          </table:table-cell>
          <table:table-cell table:style-name="ce46" table:number-columns-repeated="2"/>
          <table:table-cell table:style-name="ce39"/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4]+[.A4])/1000/86400+25569" office:value-type="date" office:date-value="1970-01-01T00:10:00" calcext:value-type="date">
            <text:p>1970 01 01 00:10:00</text:p>
          </table:table-cell>
          <table:table-cell table:style-name="ce44" table:content-validation-name="val1" office:value-type="float" office:value="1" calcext:value-type="float">
            <text:p>1.00</text:p>
          </table:table-cell>
          <table:table-cell table:style-name="ce47"/>
          <table:table-cell table:style-name="ce50" table:formula="of:=[.E3]+[.L3]" office:value-type="float" office:value="600000" calcext:value-type="float">
            <text:p>600000</text:p>
          </table:table-cell>
          <table:table-cell table:style-name="ce52" table:formula="of:=[.E4]/1000/86400+25569" office:value-type="date" office:date-value="1970-01-01T00:10:00" calcext:value-type="date">
            <text:p>1970 01 01 00:10:00</text:p>
          </table:table-cell>
          <table:table-cell table:style-name="ce56" table:formula="of:=([.E4]-[.E3]+[.A4])/[.L3]" office:value-type="percentage" office:value="1" calcext:value-type="percentage">
            <text:p>100.00%</text:p>
          </table:table-cell>
          <table:table-cell table:style-name="ce57" table:formula="of:=IF([.C4] = [$Sheet2.B$4]; 1; MIN(2; [.G4]))" office:value-type="percentage" office:value="1" calcext:value-type="percentage">
            <text:p>100.00%</text:p>
          </table:table-cell>
          <table:table-cell table:style-name="ce61" table:formula="of:=MIN(MAX([.I3]+[.H4]*1/17*(8-9*[.C4]); 0); 1)" office:value-type="float" office:value="0.241176470588235" calcext:value-type="float">
            <text:p>0.24118</text:p>
          </table:table-cell>
          <table:table-cell table:style-name="ce65" table:formula="of:=3-1.7*[.I4]" office:value-type="float" office:value="2.59" calcext:value-type="float">
            <text:p>2.5900</text:p>
          </table:table-cell>
          <table:table-cell table:style-name="ce66" table:formula="of:=IF([.C4]=[$Sheet2.B$4]; 1/[.J4]/[.J4]; 1+(([.J4]-1)*[.H4]))" office:value-type="float" office:value="2.59" calcext:value-type="float">
            <text:p>2.5900</text:p>
          </table:table-cell>
          <table:table-cell table:style-name="ce68" table:formula="of:=[.L3]*[.K4]" office:value-type="float" office:value="1554000" calcext:value-type="float">
            <text:p>1554000</text:p>
          </table:table-cell>
          <table:table-cell table:style-name="ce69"/>
          <table:table-cell table:style-name="ce70" table:formula="of:=0.75*[.L3] - [.E4] + [.E3]" office:value-type="float" office:value="-150000" calcext:value-type="float">
            <text:p>-150000</text:p>
          </table:table-cell>
          <table:table-cell table:style-name="ce71" table:formula="of:=([.E4]+[.N4])/1000/86400+25569" office:value-type="date" office:date-value="1970-01-01T00:07:30" calcext:value-type="date">
            <text:p>1970 01 01 00:07:30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5]+[.A5])/1000/86400+25569" office:value-type="date" office:date-value="1970-01-01T00:35:54" calcext:value-type="date">
            <text:p>1970 01 01 00:35:54</text:p>
          </table:table-cell>
          <table:table-cell table:style-name="ce44" table:content-validation-name="val1" office:value-type="float" office:value="1" calcext:value-type="float">
            <text:p>1.00</text:p>
          </table:table-cell>
          <table:table-cell table:style-name="ce47"/>
          <table:table-cell table:style-name="ce50" table:formula="of:=[.E4]+[.L4]" office:value-type="float" office:value="2154000" calcext:value-type="float">
            <text:p>2154000</text:p>
          </table:table-cell>
          <table:table-cell table:style-name="ce52" table:formula="of:=[.E5]/1000/86400+25569" office:value-type="date" office:date-value="1970-01-01T00:35:54" calcext:value-type="date">
            <text:p>1970 01 01 00:35:54</text:p>
          </table:table-cell>
          <table:table-cell table:style-name="ce56" table:formula="of:=([.E5]-[.E4]+[.A5])/[.L4]" office:value-type="percentage" office:value="1" calcext:value-type="percentage">
            <text:p>100.00%</text:p>
          </table:table-cell>
          <table:table-cell table:style-name="ce57" table:formula="of:=IF([.C5] = [$Sheet2.B$4]; 1; MIN(2; [.G5]))" office:value-type="percentage" office:value="1" calcext:value-type="percentage">
            <text:p>100.00%</text:p>
          </table:table-cell>
          <table:table-cell table:style-name="ce61" table:formula="of:=MIN(MAX([.I4]+[.H5]*1/17*(8-9*[.C5]); 0); 1)" office:value-type="float" office:value="0.182352941176471" calcext:value-type="float">
            <text:p>0.18235</text:p>
          </table:table-cell>
          <table:table-cell table:style-name="ce65" table:formula="of:=3-1.7*[.I5]" office:value-type="float" office:value="2.69" calcext:value-type="float">
            <text:p>2.6900</text:p>
          </table:table-cell>
          <table:table-cell table:style-name="ce66" table:formula="of:=IF([.C5]=[$Sheet2.B$4]; 1/[.J5]/[.J5]; 1+(([.J5]-1)*[.H5]))" office:value-type="float" office:value="2.69" calcext:value-type="float">
            <text:p>2.6900</text:p>
          </table:table-cell>
          <table:table-cell table:style-name="ce68" table:formula="of:=[.L4]*[.K5]" office:value-type="float" office:value="4180260" calcext:value-type="float">
            <text:p>4180260</text:p>
          </table:table-cell>
          <table:table-cell table:style-name="ce69"/>
          <table:table-cell table:style-name="ce70" table:formula="of:=0.75*[.L4] - [.E5] + [.E4]" office:value-type="float" office:value="-388500" calcext:value-type="float">
            <text:p>-388500</text:p>
          </table:table-cell>
          <table:table-cell table:style-name="ce71" table:formula="of:=([.E5]+[.N5])/1000/86400+25569" office:value-type="date" office:date-value="1970-01-01T00:29:25.5" calcext:value-type="date">
            <text:p>1970 01 01 00:29:26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6]+[.A6])/1000/86400+25569" office:value-type="date" office:date-value="1970-01-01T01:45:34.26" calcext:value-type="date">
            <text:p>1970 01 01 01:45:34</text:p>
          </table:table-cell>
          <table:table-cell table:style-name="ce44" table:content-validation-name="val1" office:value-type="float" office:value="1" calcext:value-type="float">
            <text:p>1.00</text:p>
          </table:table-cell>
          <table:table-cell table:style-name="ce47"/>
          <table:table-cell table:style-name="ce50" table:formula="of:=[.E5]+[.L5]" office:value-type="float" office:value="6334260" calcext:value-type="float">
            <text:p>6334260</text:p>
          </table:table-cell>
          <table:table-cell table:style-name="ce52" table:formula="of:=[.E6]/1000/86400+25569" office:value-type="date" office:date-value="1970-01-01T01:45:34.26" calcext:value-type="date">
            <text:p>1970 01 01 01:45:34</text:p>
          </table:table-cell>
          <table:table-cell table:style-name="ce56" table:formula="of:=([.E6]-[.E5]+[.A6])/[.L5]" office:value-type="percentage" office:value="1" calcext:value-type="percentage">
            <text:p>100.00%</text:p>
          </table:table-cell>
          <table:table-cell table:style-name="ce57" table:formula="of:=IF([.C6] = [$Sheet2.B$4]; 1; MIN(2; [.G6]))" office:value-type="percentage" office:value="1" calcext:value-type="percentage">
            <text:p>100.00%</text:p>
          </table:table-cell>
          <table:table-cell table:style-name="ce61" table:formula="of:=MIN(MAX([.I5]+[.H6]*1/17*(8-9*[.C6]); 0); 1)" office:value-type="float" office:value="0.123529411764706" calcext:value-type="float">
            <text:p>0.12353</text:p>
          </table:table-cell>
          <table:table-cell table:style-name="ce65" table:formula="of:=3-1.7*[.I6]" office:value-type="float" office:value="2.79" calcext:value-type="float">
            <text:p>2.7900</text:p>
          </table:table-cell>
          <table:table-cell table:style-name="ce66" table:formula="of:=IF([.C6]=[$Sheet2.B$4]; 1/[.J6]/[.J6]; 1+(([.J6]-1)*[.H6]))" office:value-type="float" office:value="2.79" calcext:value-type="float">
            <text:p>2.7900</text:p>
          </table:table-cell>
          <table:table-cell table:style-name="ce68" table:formula="of:=[.L5]*[.K6]" office:value-type="float" office:value="11662925.4" calcext:value-type="float">
            <text:p>11662925</text:p>
          </table:table-cell>
          <table:table-cell table:style-name="ce69"/>
          <table:table-cell table:style-name="ce70" table:formula="of:=0.75*[.L5] - [.E6] + [.E5]" office:value-type="float" office:value="-1045065" calcext:value-type="float">
            <text:p>-1045065</text:p>
          </table:table-cell>
          <table:table-cell table:style-name="ce71" table:formula="of:=([.E6]+[.N6])/1000/86400+25569" office:value-type="date" office:date-value="1970-01-01T01:28:09.195" calcext:value-type="date">
            <text:p>1970 01 01 01:28:09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7]+[.A7])/1000/86400+25569" office:value-type="date" office:date-value="1970-01-01T04:59:57.1854" calcext:value-type="date">
            <text:p>1970 01 01 04:59:57</text:p>
          </table:table-cell>
          <table:table-cell table:style-name="ce44" table:content-validation-name="val1" office:value-type="float" office:value="1" calcext:value-type="float">
            <text:p>1.00</text:p>
          </table:table-cell>
          <table:table-cell table:style-name="ce47"/>
          <table:table-cell table:style-name="ce50" table:formula="of:=[.E6]+[.L6]" office:value-type="float" office:value="17997185.4" calcext:value-type="float">
            <text:p>17997185</text:p>
          </table:table-cell>
          <table:table-cell table:style-name="ce52" table:formula="of:=[.E7]/1000/86400+25569" office:value-type="date" office:date-value="1970-01-01T04:59:57.1854" calcext:value-type="date">
            <text:p>1970 01 01 04:59:57</text:p>
          </table:table-cell>
          <table:table-cell table:style-name="ce56" table:formula="of:=([.E7]-[.E6]+[.A7])/[.L6]" office:value-type="percentage" office:value="1" calcext:value-type="percentage">
            <text:p>100.00%</text:p>
          </table:table-cell>
          <table:table-cell table:style-name="ce57" table:formula="of:=IF([.C7] = [$Sheet2.B$4]; 1; MIN(2; [.G7]))" office:value-type="percentage" office:value="1" calcext:value-type="percentage">
            <text:p>100.00%</text:p>
          </table:table-cell>
          <table:table-cell table:style-name="ce61" table:formula="of:=MIN(MAX([.I6]+[.H7]*1/17*(8-9*[.C7]); 0); 1)" office:value-type="float" office:value="0.0647058823529412" calcext:value-type="float">
            <text:p>0.06471</text:p>
          </table:table-cell>
          <table:table-cell table:style-name="ce65" table:formula="of:=3-1.7*[.I7]" office:value-type="float" office:value="2.89" calcext:value-type="float">
            <text:p>2.8900</text:p>
          </table:table-cell>
          <table:table-cell table:style-name="ce66" table:formula="of:=IF([.C7]=[$Sheet2.B$4]; 1/[.J7]/[.J7]; 1+(([.J7]-1)*[.H7]))" office:value-type="float" office:value="2.89" calcext:value-type="float">
            <text:p>2.8900</text:p>
          </table:table-cell>
          <table:table-cell table:style-name="ce68" table:formula="of:=[.L6]*[.K7]" office:value-type="float" office:value="33705854.406" calcext:value-type="float">
            <text:p>33705854</text:p>
          </table:table-cell>
          <table:table-cell table:style-name="ce69"/>
          <table:table-cell table:style-name="ce70" table:formula="of:=0.75*[.L6] - [.E7] + [.E6]" office:value-type="float" office:value="-2915731.35" calcext:value-type="float">
            <text:p>-2915731.35</text:p>
          </table:table-cell>
          <table:table-cell table:style-name="ce71" table:formula="of:=([.E7]+[.N7])/1000/86400+25569" office:value-type="date" office:date-value="1970-01-01T04:11:21.45405" calcext:value-type="date">
            <text:p>1970 01 01 04:11:21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8]+[.A8])/1000/86400+25569" office:value-type="date" office:date-value="1970-01-01T14:21:43.039806" calcext:value-type="date">
            <text:p>1970 01 01 14:21:43</text:p>
          </table:table-cell>
          <table:table-cell table:style-name="ce44" table:content-validation-name="val1" office:value-type="float" office:value="1" calcext:value-type="float">
            <text:p>1.00</text:p>
          </table:table-cell>
          <table:table-cell table:style-name="ce47"/>
          <table:table-cell table:style-name="ce50" table:formula="of:=[.E7]+[.L7]" office:value-type="float" office:value="51703039.806" calcext:value-type="float">
            <text:p>51703040</text:p>
          </table:table-cell>
          <table:table-cell table:style-name="ce52" table:formula="of:=[.E8]/1000/86400+25569" office:value-type="date" office:date-value="1970-01-01T14:21:43.039806" calcext:value-type="date">
            <text:p>1970 01 01 14:21:43</text:p>
          </table:table-cell>
          <table:table-cell table:style-name="ce56" table:formula="of:=([.E8]-[.E7]+[.A8])/[.L7]" office:value-type="percentage" office:value="1" calcext:value-type="percentage">
            <text:p>100.00%</text:p>
          </table:table-cell>
          <table:table-cell table:style-name="ce57" table:formula="of:=IF([.C8] = [$Sheet2.B$4]; 1; MIN(2; [.G8]))" office:value-type="percentage" office:value="1" calcext:value-type="percentage">
            <text:p>100.00%</text:p>
          </table:table-cell>
          <table:table-cell table:style-name="ce61" table:formula="of:=MIN(MAX([.I7]+[.H8]*1/17*(8-9*[.C8]); 0); 1)" office:value-type="float" office:value="0.00588235294117649" calcext:value-type="float">
            <text:p>0.00588</text:p>
          </table:table-cell>
          <table:table-cell table:style-name="ce65" table:formula="of:=3-1.7*[.I8]" office:value-type="float" office:value="2.99" calcext:value-type="float">
            <text:p>2.9900</text:p>
          </table:table-cell>
          <table:table-cell table:style-name="ce66" table:formula="of:=IF([.C8]=[$Sheet2.B$4]; 1/[.J8]/[.J8]; 1+(([.J8]-1)*[.H8]))" office:value-type="float" office:value="2.99" calcext:value-type="float">
            <text:p>2.9900</text:p>
          </table:table-cell>
          <table:table-cell table:style-name="ce68" table:formula="of:=[.L7]*[.K8]" office:value-type="float" office:value="100780504.67394" calcext:value-type="float">
            <text:p>100780505</text:p>
          </table:table-cell>
          <table:table-cell table:style-name="ce69"/>
          <table:table-cell table:style-name="ce70" table:formula="of:=0.75*[.L7] - [.E8] + [.E7]" office:value-type="float" office:value="-8426463.6015" calcext:value-type="float">
            <text:p>-8426463.6015</text:p>
          </table:table-cell>
          <table:table-cell table:style-name="ce71" table:formula="of:=([.E8]+[.N8])/1000/86400+25569" office:value-type="date" office:date-value="1970-01-01T12:01:16.576204" calcext:value-type="date">
            <text:p>1970 01 01 12:01:17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9]+[.A9])/1000/86400+25569" office:value-type="date" office:date-value="1970-01-02T18:21:23.54448" calcext:value-type="date">
            <text:p>1970 01 02 18:21:24</text:p>
          </table:table-cell>
          <table:table-cell table:style-name="ce44" table:content-validation-name="val1" office:value-type="float" office:value="1" calcext:value-type="float">
            <text:p>1.00</text:p>
          </table:table-cell>
          <table:table-cell table:style-name="ce47"/>
          <table:table-cell table:style-name="ce50" table:formula="of:=[.E8]+[.L8]" office:value-type="float" office:value="152483544.47994" calcext:value-type="float">
            <text:p>152483544</text:p>
          </table:table-cell>
          <table:table-cell table:style-name="ce52" table:formula="of:=[.E9]/1000/86400+25569" office:value-type="date" office:date-value="1970-01-02T18:21:23.54448" calcext:value-type="date">
            <text:p>1970 01 02 18:21:24</text:p>
          </table:table-cell>
          <table:table-cell table:style-name="ce56" table:formula="of:=([.E9]-[.E8]+[.A9])/[.L8]" office:value-type="percentage" office:value="1" calcext:value-type="percentage">
            <text:p>100.00%</text:p>
          </table:table-cell>
          <table:table-cell table:style-name="ce57" table:formula="of:=IF([.C9] = [$Sheet2.B$4]; 1; MIN(2; [.G9]))" office:value-type="percentage" office:value="1" calcext:value-type="percentage">
            <text:p>100.00%</text:p>
          </table:table-cell>
          <table:table-cell table:style-name="ce61" table:formula="of:=MIN(MAX([.I8]+[.H9]*1/17*(8-9*[.C9]); 0); 1)" office:value-type="float" office:value="0" calcext:value-type="float">
            <text:p>0.00000</text:p>
          </table:table-cell>
          <table:table-cell table:style-name="ce65" table:formula="of:=3-1.7*[.I9]" office:value-type="float" office:value="3" calcext:value-type="float">
            <text:p>3.0000</text:p>
          </table:table-cell>
          <table:table-cell table:style-name="ce66" table:formula="of:=IF([.C9]=[$Sheet2.B$4]; 1/[.J9]/[.J9]; 1+(([.J9]-1)*[.H9]))" office:value-type="float" office:value="3" calcext:value-type="float">
            <text:p>3.0000</text:p>
          </table:table-cell>
          <table:table-cell table:style-name="ce68" table:formula="of:=[.L8]*[.K9]" office:value-type="float" office:value="302341514.02182" calcext:value-type="float">
            <text:p>302341514</text:p>
          </table:table-cell>
          <table:table-cell table:style-name="ce69"/>
          <table:table-cell table:style-name="ce70" table:formula="of:=0.75*[.L8] - [.E9] + [.E8]" office:value-type="float" office:value="-25195126.168485" calcext:value-type="float">
            <text:p>-25195126.168485</text:p>
          </table:table-cell>
          <table:table-cell table:style-name="ce71" table:formula="of:=([.E9]+[.N9])/1000/86400+25569" office:value-type="date" office:date-value="1970-01-02T11:21:28.418311" calcext:value-type="date">
            <text:p>1970 01 02 11:21:28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10]+[.A10])/1000/86400+25569" office:value-type="date" office:date-value="1970-01-06T06:20:25.058502" calcext:value-type="date">
            <text:p>1970 01 06 06:20:25</text:p>
          </table:table-cell>
          <table:table-cell table:style-name="ce44" table:content-validation-name="val1" office:value-type="float" office:value="1" calcext:value-type="float">
            <text:p>1.00</text:p>
          </table:table-cell>
          <table:table-cell table:style-name="ce47"/>
          <table:table-cell table:style-name="ce50" table:formula="of:=[.E9]+[.L9]" office:value-type="float" office:value="454825058.50176" calcext:value-type="float">
            <text:p>454825059</text:p>
          </table:table-cell>
          <table:table-cell table:style-name="ce52" table:formula="of:=[.E10]/1000/86400+25569" office:value-type="date" office:date-value="1970-01-06T06:20:25.058502" calcext:value-type="date">
            <text:p>1970 01 06 06:20:25</text:p>
          </table:table-cell>
          <table:table-cell table:style-name="ce56" table:formula="of:=([.E10]-[.E9]+[.A10])/[.L9]" office:value-type="percentage" office:value="1" calcext:value-type="percentage">
            <text:p>100.00%</text:p>
          </table:table-cell>
          <table:table-cell table:style-name="ce57" table:formula="of:=IF([.C10] = [$Sheet2.B$4]; 1; MIN(2; [.G10]))" office:value-type="percentage" office:value="1" calcext:value-type="percentage">
            <text:p>100.00%</text:p>
          </table:table-cell>
          <table:table-cell table:style-name="ce61" table:formula="of:=MIN(MAX([.I9]+[.H10]*1/17*(8-9*[.C10]); 0); 1)" office:value-type="float" office:value="0" calcext:value-type="float">
            <text:p>0.00000</text:p>
          </table:table-cell>
          <table:table-cell table:style-name="ce65" table:formula="of:=3-1.7*[.I10]" office:value-type="float" office:value="3" calcext:value-type="float">
            <text:p>3.0000</text:p>
          </table:table-cell>
          <table:table-cell table:style-name="ce66" table:formula="of:=IF([.C10]=[$Sheet2.B$4]; 1/[.J10]/[.J10]; 1+(([.J10]-1)*[.H10]))" office:value-type="float" office:value="3" calcext:value-type="float">
            <text:p>3.0000</text:p>
          </table:table-cell>
          <table:table-cell table:style-name="ce68" table:formula="of:=[.L9]*[.K10]" office:value-type="float" office:value="907024542.06546" calcext:value-type="float">
            <text:p>907024542</text:p>
          </table:table-cell>
          <table:table-cell table:style-name="ce69"/>
          <table:table-cell table:style-name="ce70" table:formula="of:=0.75*[.L9] - [.E10] + [.E9]" office:value-type="float" office:value="-75585378.505455" calcext:value-type="float">
            <text:p>-75585378.505455</text:p>
          </table:table-cell>
          <table:table-cell table:style-name="ce71" table:formula="of:=([.E10]+[.N10])/1000/86400+25569" office:value-type="date" office:date-value="1970-01-05T09:20:39.679996" calcext:value-type="date">
            <text:p>1970 01 05 09:20:40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11]+[.A11])/1000/86400+25569" office:value-type="date" office:date-value="1970-01-16T18:17:29.600567" calcext:value-type="date">
            <text:p>1970 01 16 18:17:30</text:p>
          </table:table-cell>
          <table:table-cell table:style-name="ce44" table:content-validation-name="val1" office:value-type="float" office:value="1" calcext:value-type="float">
            <text:p>1.00</text:p>
          </table:table-cell>
          <table:table-cell table:style-name="ce47"/>
          <table:table-cell table:style-name="ce50" table:formula="of:=[.E10]+[.L10]" office:value-type="float" office:value="1361849600.56722" calcext:value-type="float">
            <text:p>1361849601</text:p>
          </table:table-cell>
          <table:table-cell table:style-name="ce52" table:formula="of:=[.E11]/1000/86400+25569" office:value-type="date" office:date-value="1970-01-16T18:17:29.600567" calcext:value-type="date">
            <text:p>1970 01 16 18:17:30</text:p>
          </table:table-cell>
          <table:table-cell table:style-name="ce56" table:formula="of:=([.E11]-[.E10]+[.A11])/[.L10]" office:value-type="percentage" office:value="1" calcext:value-type="percentage">
            <text:p>100.00%</text:p>
          </table:table-cell>
          <table:table-cell table:style-name="ce57" table:formula="of:=IF([.C11] = [$Sheet2.B$4]; 1; MIN(2; [.G11]))" office:value-type="percentage" office:value="1" calcext:value-type="percentage">
            <text:p>100.00%</text:p>
          </table:table-cell>
          <table:table-cell table:style-name="ce61" table:formula="of:=MIN(MAX([.I10]+[.H11]*1/17*(8-9*[.C11]); 0); 1)" office:value-type="float" office:value="0" calcext:value-type="float">
            <text:p>0.00000</text:p>
          </table:table-cell>
          <table:table-cell table:style-name="ce65" table:formula="of:=3-1.7*[.I11]" office:value-type="float" office:value="3" calcext:value-type="float">
            <text:p>3.0000</text:p>
          </table:table-cell>
          <table:table-cell table:style-name="ce66" table:formula="of:=IF([.C11]=[$Sheet2.B$4]; 1/[.J11]/[.J11]; 1+(([.J11]-1)*[.H11]))" office:value-type="float" office:value="3" calcext:value-type="float">
            <text:p>3.0000</text:p>
          </table:table-cell>
          <table:table-cell table:style-name="ce68" table:formula="of:=[.L10]*[.K11]" office:value-type="float" office:value="2721073626.19638" calcext:value-type="float">
            <text:p>2721073626</text:p>
          </table:table-cell>
          <table:table-cell table:style-name="ce69"/>
          <table:table-cell table:style-name="ce70" table:formula="of:=0.75*[.L10] - [.E11] + [.E10]" office:value-type="float" office:value="-226756135.516365" calcext:value-type="float">
            <text:p>-226756135.516365</text:p>
          </table:table-cell>
          <table:table-cell table:style-name="ce71" table:formula="of:=([.E11]+[.N11])/1000/86400+25569" office:value-type="date" office:date-value="1970-01-14T03:18:13.465051" calcext:value-type="date">
            <text:p>1970 01 14 03:18:13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12]+[.A12])/1000/86400+25569" office:value-type="date" office:date-value="1970-02-17T06:08:43.226764" calcext:value-type="date">
            <text:p>1970 02 17 06:08:43</text:p>
          </table:table-cell>
          <table:table-cell table:style-name="ce44" table:content-validation-name="val1" office:value-type="float" office:value="1" calcext:value-type="float">
            <text:p>1.00</text:p>
          </table:table-cell>
          <table:table-cell table:style-name="ce47"/>
          <table:table-cell table:style-name="ce50" table:formula="of:=[.E11]+[.L11]" office:value-type="float" office:value="4082923226.7636" calcext:value-type="float">
            <text:p>4082923227</text:p>
          </table:table-cell>
          <table:table-cell table:style-name="ce52" table:formula="of:=[.E12]/1000/86400+25569" office:value-type="date" office:date-value="1970-02-17T06:08:43.226764" calcext:value-type="date">
            <text:p>1970 02 17 06:08:43</text:p>
          </table:table-cell>
          <table:table-cell table:style-name="ce56" table:formula="of:=([.E12]-[.E11]+[.A12])/[.L11]" office:value-type="percentage" office:value="1" calcext:value-type="percentage">
            <text:p>100.00%</text:p>
          </table:table-cell>
          <table:table-cell table:style-name="ce57" table:formula="of:=IF([.C12] = [$Sheet2.B$4]; 1; MIN(2; [.G12]))" office:value-type="percentage" office:value="1" calcext:value-type="percentage">
            <text:p>100.00%</text:p>
          </table:table-cell>
          <table:table-cell table:style-name="ce61" table:formula="of:=MIN(MAX([.I11]+[.H12]*1/17*(8-9*[.C12]); 0); 1)" office:value-type="float" office:value="0" calcext:value-type="float">
            <text:p>0.00000</text:p>
          </table:table-cell>
          <table:table-cell table:style-name="ce65" table:formula="of:=3-1.7*[.I12]" office:value-type="float" office:value="3" calcext:value-type="float">
            <text:p>3.0000</text:p>
          </table:table-cell>
          <table:table-cell table:style-name="ce66" table:formula="of:=IF([.C12]=[$Sheet2.B$4]; 1/[.J12]/[.J12]; 1+(([.J12]-1)*[.H12]))" office:value-type="float" office:value="3" calcext:value-type="float">
            <text:p>3.0000</text:p>
          </table:table-cell>
          <table:table-cell table:style-name="ce68" table:formula="of:=[.L11]*[.K12]" office:value-type="float" office:value="8163220878.58914" calcext:value-type="float">
            <text:p>8163220879</text:p>
          </table:table-cell>
          <table:table-cell table:style-name="ce69"/>
          <table:table-cell table:style-name="ce70" table:formula="of:=0.75*[.L11] - [.E12] + [.E11]" office:value-type="float" office:value="-680268406.549095" calcext:value-type="float">
            <text:p>-680268406.549095</text:p>
          </table:table-cell>
          <table:table-cell table:style-name="ce71" table:formula="of:=([.E12]+[.N12])/1000/86400+25569" office:value-type="date" office:date-value="1970-02-09T09:10:54.820215" calcext:value-type="date">
            <text:p>1970 02 09 09:10:55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13]+[.A13])/1000/86400+25569" office:value-type="date" office:date-value="1970-05-22T17:42:24.105353" calcext:value-type="date">
            <text:p>1970 05 22 17:42:24</text:p>
          </table:table-cell>
          <table:table-cell table:style-name="ce44" table:content-validation-name="val1" office:value-type="float" office:value="1" calcext:value-type="float">
            <text:p>1.00</text:p>
          </table:table-cell>
          <table:table-cell table:style-name="ce47"/>
          <table:table-cell table:style-name="ce50" table:formula="of:=[.E12]+[.L12]" office:value-type="float" office:value="12246144105.3527" calcext:value-type="float">
            <text:p>12246144105</text:p>
          </table:table-cell>
          <table:table-cell table:style-name="ce52" table:formula="of:=[.E13]/1000/86400+25569" office:value-type="date" office:date-value="1970-05-22T17:42:24.105353" calcext:value-type="date">
            <text:p>1970 05 22 17:42:24</text:p>
          </table:table-cell>
          <table:table-cell table:style-name="ce56" table:formula="of:=([.E13]-[.E12]+[.A13])/[.L12]" office:value-type="percentage" office:value="1" calcext:value-type="percentage">
            <text:p>100.00%</text:p>
          </table:table-cell>
          <table:table-cell table:style-name="ce57" table:formula="of:=IF([.C13] = [$Sheet2.B$4]; 1; MIN(2; [.G13]))" office:value-type="percentage" office:value="1" calcext:value-type="percentage">
            <text:p>100.00%</text:p>
          </table:table-cell>
          <table:table-cell table:style-name="ce61" table:formula="of:=MIN(MAX([.I12]+[.H13]*1/17*(8-9*[.C13]); 0); 1)" office:value-type="float" office:value="0" calcext:value-type="float">
            <text:p>0.00000</text:p>
          </table:table-cell>
          <table:table-cell table:style-name="ce65" table:formula="of:=3-1.7*[.I13]" office:value-type="float" office:value="3" calcext:value-type="float">
            <text:p>3.0000</text:p>
          </table:table-cell>
          <table:table-cell table:style-name="ce66" table:formula="of:=IF([.C13]=[$Sheet2.B$4]; 1/[.J13]/[.J13]; 1+(([.J13]-1)*[.H13]))" office:value-type="float" office:value="3" calcext:value-type="float">
            <text:p>3.0000</text:p>
          </table:table-cell>
          <table:table-cell table:style-name="ce68" table:formula="of:=[.L12]*[.K13]" office:value-type="float" office:value="24489662635.7674" calcext:value-type="float">
            <text:p>24489662636</text:p>
          </table:table-cell>
          <table:table-cell table:style-name="ce69"/>
          <table:table-cell table:style-name="ce70" table:formula="of:=0.75*[.L12] - [.E13] + [.E12]" office:value-type="float" office:value="-2040805219.64728" calcext:value-type="float">
            <text:p>-2040805219.64728</text:p>
          </table:table-cell>
          <table:table-cell table:style-name="ce71" table:formula="of:=([.E13]+[.N13])/1000/86400+25569" office:value-type="date" office:date-value="1970-04-29T02:48:58.885705" calcext:value-type="date">
            <text:p>1970 04 29 02:48:59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14]+[.A14])/1000/86400+25569" office:value-type="date" office:date-value="1971-03-02T04:23:26.74112" calcext:value-type="date">
            <text:p>1971 03 02 04:23:27</text:p>
          </table:table-cell>
          <table:table-cell table:style-name="ce44" table:content-validation-name="val1" office:value-type="float" office:value="1" calcext:value-type="float">
            <text:p>1.00</text:p>
          </table:table-cell>
          <table:table-cell table:style-name="ce47"/>
          <table:table-cell table:style-name="ce50" table:formula="of:=[.E13]+[.L13]" office:value-type="float" office:value="36735806741.1202" calcext:value-type="float">
            <text:p>36735806741</text:p>
          </table:table-cell>
          <table:table-cell table:style-name="ce52" table:formula="of:=[.E14]/1000/86400+25569" office:value-type="date" office:date-value="1971-03-02T04:23:26.74112" calcext:value-type="date">
            <text:p>1971 03 02 04:23:27</text:p>
          </table:table-cell>
          <table:table-cell table:style-name="ce56" table:formula="of:=([.E14]-[.E13]+[.A14])/[.L13]" office:value-type="percentage" office:value="1" calcext:value-type="percentage">
            <text:p>100.00%</text:p>
          </table:table-cell>
          <table:table-cell table:style-name="ce57" table:formula="of:=IF([.C14] = [$Sheet2.B$4]; 1; MIN(2; [.G14]))" office:value-type="percentage" office:value="1" calcext:value-type="percentage">
            <text:p>100.00%</text:p>
          </table:table-cell>
          <table:table-cell table:style-name="ce61" table:formula="of:=MIN(MAX([.I13]+[.H14]*1/17*(8-9*[.C14]); 0); 1)" office:value-type="float" office:value="0" calcext:value-type="float">
            <text:p>0.00000</text:p>
          </table:table-cell>
          <table:table-cell table:style-name="ce65" table:formula="of:=3-1.7*[.I14]" office:value-type="float" office:value="3" calcext:value-type="float">
            <text:p>3.0000</text:p>
          </table:table-cell>
          <table:table-cell table:style-name="ce66" table:formula="of:=IF([.C14]=[$Sheet2.B$4]; 1/[.J14]/[.J14]; 1+(([.J14]-1)*[.H14]))" office:value-type="float" office:value="3" calcext:value-type="float">
            <text:p>3.0000</text:p>
          </table:table-cell>
          <table:table-cell table:style-name="ce68" table:formula="of:=[.L13]*[.K14]" office:value-type="float" office:value="73468987907.3023" calcext:value-type="float">
            <text:p>73468987907</text:p>
          </table:table-cell>
          <table:table-cell table:style-name="ce69"/>
          <table:table-cell table:style-name="ce70" table:formula="of:=0.75*[.L13] - [.E14] + [.E13]" office:value-type="float" office:value="-6122415658.94186" calcext:value-type="float">
            <text:p>-6122415658.94186</text:p>
          </table:table-cell>
          <table:table-cell table:style-name="ce71" table:formula="of:=([.E14]+[.N14])/1000/86400+25569" office:value-type="date" office:date-value="1970-12-21T07:43:11.082178" calcext:value-type="date">
            <text:p>1970 12 21 07:43:11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15]+[.A15])/1000/86400+25569" office:value-type="date" office:date-value="1973-06-29T12:26:34.648422" calcext:value-type="date">
            <text:p>1973 06 29 12:26:35</text:p>
          </table:table-cell>
          <table:table-cell table:style-name="ce44" table:content-validation-name="val1" office:value-type="float" office:value="1" calcext:value-type="float">
            <text:p>1.00</text:p>
          </table:table-cell>
          <table:table-cell table:style-name="ce47"/>
          <table:table-cell table:style-name="ce50" table:formula="of:=[.E14]+[.L14]" office:value-type="float" office:value="110204794648.422" calcext:value-type="float">
            <text:p>110204794648</text:p>
          </table:table-cell>
          <table:table-cell table:style-name="ce52" table:formula="of:=[.E15]/1000/86400+25569" office:value-type="date" office:date-value="1973-06-29T12:26:34.648422" calcext:value-type="date">
            <text:p>1973 06 29 12:26:35</text:p>
          </table:table-cell>
          <table:table-cell table:style-name="ce56" table:formula="of:=([.E15]-[.E14]+[.A15])/[.L14]" office:value-type="percentage" office:value="1" calcext:value-type="percentage">
            <text:p>100.00%</text:p>
          </table:table-cell>
          <table:table-cell table:style-name="ce57" table:formula="of:=IF([.C15] = [$Sheet2.B$4]; 1; MIN(2; [.G15]))" office:value-type="percentage" office:value="1" calcext:value-type="percentage">
            <text:p>100.00%</text:p>
          </table:table-cell>
          <table:table-cell table:style-name="ce61" table:formula="of:=MIN(MAX([.I14]+[.H15]*1/17*(8-9*[.C15]); 0); 1)" office:value-type="float" office:value="0" calcext:value-type="float">
            <text:p>0.00000</text:p>
          </table:table-cell>
          <table:table-cell table:style-name="ce65" table:formula="of:=3-1.7*[.I15]" office:value-type="float" office:value="3" calcext:value-type="float">
            <text:p>3.0000</text:p>
          </table:table-cell>
          <table:table-cell table:style-name="ce66" table:formula="of:=IF([.C15]=[$Sheet2.B$4]; 1/[.J15]/[.J15]; 1+(([.J15]-1)*[.H15]))" office:value-type="float" office:value="3" calcext:value-type="float">
            <text:p>3.0000</text:p>
          </table:table-cell>
          <table:table-cell table:style-name="ce68" table:formula="of:=[.L14]*[.K15]" office:value-type="float" office:value="220406963721.907" calcext:value-type="float">
            <text:p>220406963722</text:p>
          </table:table-cell>
          <table:table-cell table:style-name="ce69"/>
          <table:table-cell table:style-name="ce70" table:formula="of:=0.75*[.L14] - [.E15] + [.E14]" office:value-type="float" office:value="-18367246976.8256" calcext:value-type="float">
            <text:p>-18367246976.8256</text:p>
          </table:table-cell>
          <table:table-cell table:style-name="ce71" table:formula="of:=([.E15]+[.N15])/1000/86400+25569" office:value-type="date" office:date-value="1972-11-28T22:25:47.671597" calcext:value-type="date">
            <text:p>1972 11 28 22:25:48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16]+[.A16])/1000/86400+25569" office:value-type="date" office:date-value="1980-06-23T12:35:58.370329" calcext:value-type="date">
            <text:p>1980 06 23 12:35:58</text:p>
          </table:table-cell>
          <table:table-cell table:style-name="ce44" table:content-validation-name="val1" office:value-type="float" office:value="0" calcext:value-type="float">
            <text:p>0.00</text:p>
          </table:table-cell>
          <table:table-cell table:style-name="ce47"/>
          <table:table-cell table:style-name="ce50" table:formula="of:=[.E15]+[.L15]" office:value-type="float" office:value="330611758370.329" calcext:value-type="float">
            <text:p>330611758370</text:p>
          </table:table-cell>
          <table:table-cell table:style-name="ce52" table:formula="of:=[.E16]/1000/86400+25569" office:value-type="date" office:date-value="1980-06-23T12:35:58.370329" calcext:value-type="date">
            <text:p>1980 06 23 12:35:58</text:p>
          </table:table-cell>
          <table:table-cell table:style-name="ce56" table:formula="of:=([.E16]-[.E15]+[.A16])/[.L15]" office:value-type="percentage" office:value="1" calcext:value-type="percentage">
            <text:p>100.00%</text:p>
          </table:table-cell>
          <table:table-cell table:style-name="ce57" table:formula="of:=IF([.C16] = [$Sheet2.B$4]; 1; MIN(2; [.G16]))" office:value-type="percentage" office:value="1" calcext:value-type="percentage">
            <text:p>100.00%</text:p>
          </table:table-cell>
          <table:table-cell table:style-name="ce61" table:formula="of:=MIN(MAX([.I15]+[.H16]*1/17*(8-9*[.C16]); 0); 1)" office:value-type="float" office:value="0.470588235294118" calcext:value-type="float">
            <text:p>0.47059</text:p>
          </table:table-cell>
          <table:table-cell table:style-name="ce65" table:formula="of:=3-1.7*[.I16]" office:value-type="float" office:value="2.2" calcext:value-type="float">
            <text:p>2.2000</text:p>
          </table:table-cell>
          <table:table-cell table:style-name="ce66" table:formula="of:=IF([.C16]=[$Sheet2.B$4]; 1/[.J16]/[.J16]; 1+(([.J16]-1)*[.H16]))" office:value-type="float" office:value="0.206611570247934" calcext:value-type="float">
            <text:p>0.2066</text:p>
          </table:table-cell>
          <table:table-cell table:style-name="ce68" table:formula="of:=[.L15]*[.K16]" office:value-type="float" office:value="45538628868.1626" calcext:value-type="float">
            <text:p>45538628868</text:p>
          </table:table-cell>
          <table:table-cell table:style-name="ce69"/>
          <table:table-cell table:style-name="ce70" table:formula="of:=0.75*[.L15] - [.E16] + [.E15]" office:value-type="float" office:value="-55101740930.4767" calcext:value-type="float">
            <text:p>-55101740930.4767</text:p>
          </table:table-cell>
          <table:table-cell table:style-name="ce71" table:formula="of:=([.E16]+[.N16])/1000/86400+25569" office:value-type="date" office:date-value="1978-09-24T18:33:37.439853" calcext:value-type="date">
            <text:p>1978 09 24 18:33:37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17]+[.A17])/1000/86400+25569" office:value-type="date" office:date-value="1981-12-02T14:13:07.238492" calcext:value-type="date">
            <text:p>1981 12 02 14:13:07</text:p>
          </table:table-cell>
          <table:table-cell table:style-name="ce44" table:content-validation-name="val1" office:value-type="float" office:value="0" calcext:value-type="float">
            <text:p>0.00</text:p>
          </table:table-cell>
          <table:table-cell table:style-name="ce47"/>
          <table:table-cell table:style-name="ce50" table:formula="of:=[.E16]+[.L16]" office:value-type="float" office:value="376150387238.492" calcext:value-type="float">
            <text:p>376150387238</text:p>
          </table:table-cell>
          <table:table-cell table:style-name="ce52" table:formula="of:=[.E17]/1000/86400+25569" office:value-type="date" office:date-value="1981-12-02T14:13:07.238492" calcext:value-type="date">
            <text:p>1981 12 02 14:13:07</text:p>
          </table:table-cell>
          <table:table-cell table:style-name="ce56" table:formula="of:=([.E17]-[.E16]+[.A17])/[.L16]" office:value-type="percentage" office:value="1" calcext:value-type="percentage">
            <text:p>100.00%</text:p>
          </table:table-cell>
          <table:table-cell table:style-name="ce57" table:formula="of:=IF([.C17] = [$Sheet2.B$4]; 1; MIN(2; [.G17]))" office:value-type="percentage" office:value="1" calcext:value-type="percentage">
            <text:p>100.00%</text:p>
          </table:table-cell>
          <table:table-cell table:style-name="ce61" table:formula="of:=MIN(MAX([.I16]+[.H17]*1/17*(8-9*[.C17]); 0); 1)" office:value-type="float" office:value="0.941176470588235" calcext:value-type="float">
            <text:p>0.94118</text:p>
          </table:table-cell>
          <table:table-cell table:style-name="ce65" table:formula="of:=3-1.7*[.I17]" office:value-type="float" office:value="1.4" calcext:value-type="float">
            <text:p>1.4000</text:p>
          </table:table-cell>
          <table:table-cell table:style-name="ce66" table:formula="of:=IF([.C17]=[$Sheet2.B$4]; 1/[.J17]/[.J17]; 1+(([.J17]-1)*[.H17]))" office:value-type="float" office:value="0.510204081632653" calcext:value-type="float">
            <text:p>0.5102</text:p>
          </table:table-cell>
          <table:table-cell table:style-name="ce68" table:formula="of:=[.L16]*[.K17]" office:value-type="float" office:value="23233994320.4911" calcext:value-type="float">
            <text:p>23233994320</text:p>
          </table:table-cell>
          <table:table-cell table:style-name="ce69"/>
          <table:table-cell table:style-name="ce70" table:formula="of:=0.75*[.L16] - [.E17] + [.E16]" office:value-type="float" office:value="-11384657217.0407" calcext:value-type="float">
            <text:p>-11384657217.0407</text:p>
          </table:table-cell>
          <table:table-cell table:style-name="ce71" table:formula="of:=([.E17]+[.N17])/1000/86400+25569" office:value-type="date" office:date-value="1981-07-23T19:48:50.021451" calcext:value-type="date">
            <text:p>1981 07 23 19:48:50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18]+[.A18])/1000/86400+25569" office:value-type="date" office:date-value="1982-08-28T12:06:21.558983" calcext:value-type="date">
            <text:p>1982 08 28 12:06:22</text:p>
          </table:table-cell>
          <table:table-cell table:style-name="ce44" table:content-validation-name="val1" office:value-type="float" office:value="0" calcext:value-type="float">
            <text:p>0.00</text:p>
          </table:table-cell>
          <table:table-cell table:style-name="ce47"/>
          <table:table-cell table:style-name="ce50" table:formula="of:=[.E17]+[.L17]" office:value-type="float" office:value="399384381558.983" calcext:value-type="float">
            <text:p>399384381559</text:p>
          </table:table-cell>
          <table:table-cell table:style-name="ce52" table:formula="of:=[.E18]/1000/86400+25569" office:value-type="date" office:date-value="1982-08-28T12:06:21.558983" calcext:value-type="date">
            <text:p>1982 08 28 12:06:22</text:p>
          </table:table-cell>
          <table:table-cell table:style-name="ce56" table:formula="of:=([.E18]-[.E17]+[.A18])/[.L17]" office:value-type="percentage" office:value="1" calcext:value-type="percentage">
            <text:p>100.00%</text:p>
          </table:table-cell>
          <table:table-cell table:style-name="ce57" table:formula="of:=IF([.C18] = [$Sheet2.B$4]; 1; MIN(2; [.G18]))" office:value-type="percentage" office:value="1" calcext:value-type="percentage">
            <text:p>100.00%</text:p>
          </table:table-cell>
          <table:table-cell table:style-name="ce61" table:formula="of:=MIN(MAX([.I17]+[.H18]*1/17*(8-9*[.C18]); 0); 1)" office:value-type="float" office:value="1" calcext:value-type="float">
            <text:p>1.00000</text:p>
          </table:table-cell>
          <table:table-cell table:style-name="ce65" table:formula="of:=3-1.7*[.I18]" office:value-type="float" office:value="1.3" calcext:value-type="float">
            <text:p>1.3000</text:p>
          </table:table-cell>
          <table:table-cell table:style-name="ce66" table:formula="of:=IF([.C18]=[$Sheet2.B$4]; 1/[.J18]/[.J18]; 1+(([.J18]-1)*[.H18]))" office:value-type="float" office:value="0.591715976331361" calcext:value-type="float">
            <text:p>0.5917</text:p>
          </table:table-cell>
          <table:table-cell table:style-name="ce68" table:formula="of:=[.L17]*[.K18]" office:value-type="float" office:value="13747925633.4267" calcext:value-type="float">
            <text:p>13747925633</text:p>
          </table:table-cell>
          <table:table-cell table:style-name="ce69"/>
          <table:table-cell table:style-name="ce70" table:formula="of:=0.75*[.L17] - [.E18] + [.E17]" office:value-type="float" office:value="-5808498580.12274" calcext:value-type="float">
            <text:p>-5808498580.12274</text:p>
          </table:table-cell>
          <table:table-cell table:style-name="ce71" table:formula="of:=([.E18]+[.N18])/1000/86400+25569" office:value-type="date" office:date-value="1982-06-22T06:38:02.97886" calcext:value-type="date">
            <text:p>1982 06 22 06:38:03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19]+[.A19])/1000/86400+25569" office:value-type="date" office:date-value="1983-02-03T14:58:27.19241" calcext:value-type="date">
            <text:p>1983 02 03 14:58:27</text:p>
          </table:table-cell>
          <table:table-cell table:style-name="ce44" table:content-validation-name="val1" office:value-type="float" office:value="0" calcext:value-type="float">
            <text:p>0.00</text:p>
          </table:table-cell>
          <table:table-cell table:style-name="ce47"/>
          <table:table-cell table:style-name="ce50" table:formula="of:=[.E18]+[.L18]" office:value-type="float" office:value="413132307192.409" calcext:value-type="float">
            <text:p>413132307192</text:p>
          </table:table-cell>
          <table:table-cell table:style-name="ce52" table:formula="of:=[.E19]/1000/86400+25569" office:value-type="date" office:date-value="1983-02-03T14:58:27.19241" calcext:value-type="date">
            <text:p>1983 02 03 14:58:27</text:p>
          </table:table-cell>
          <table:table-cell table:style-name="ce56" table:formula="of:=([.E19]-[.E18]+[.A19])/[.L18]" office:value-type="percentage" office:value="1" calcext:value-type="percentage">
            <text:p>100.00%</text:p>
          </table:table-cell>
          <table:table-cell table:style-name="ce57" table:formula="of:=IF([.C19] = [$Sheet2.B$4]; 1; MIN(2; [.G19]))" office:value-type="percentage" office:value="1" calcext:value-type="percentage">
            <text:p>100.00%</text:p>
          </table:table-cell>
          <table:table-cell table:style-name="ce61" table:formula="of:=MIN(MAX([.I18]+[.H19]*1/17*(8-9*[.C19]); 0); 1)" office:value-type="float" office:value="1" calcext:value-type="float">
            <text:p>1.00000</text:p>
          </table:table-cell>
          <table:table-cell table:style-name="ce65" table:formula="of:=3-1.7*[.I19]" office:value-type="float" office:value="1.3" calcext:value-type="float">
            <text:p>1.3000</text:p>
          </table:table-cell>
          <table:table-cell table:style-name="ce66" table:formula="of:=IF([.C19]=[$Sheet2.B$4]; 1/[.J19]/[.J19]; 1+(([.J19]-1)*[.H19]))" office:value-type="float" office:value="0.591715976331361" calcext:value-type="float">
            <text:p>0.5917</text:p>
          </table:table-cell>
          <table:table-cell table:style-name="ce68" table:formula="of:=[.L18]*[.K19]" office:value-type="float" office:value="8134867238.71402" calcext:value-type="float">
            <text:p>8134867239</text:p>
          </table:table-cell>
          <table:table-cell table:style-name="ce69"/>
          <table:table-cell table:style-name="ce70" table:formula="of:=0.75*[.L18] - [.E19] + [.E18]" office:value-type="float" office:value="-3436981408.35669" calcext:value-type="float">
            <text:p>-3436981408.35669</text:p>
          </table:table-cell>
          <table:table-cell table:style-name="ce71" table:formula="of:=([.E19]+[.N19])/1000/86400+25569" office:value-type="date" office:date-value="1982-12-25T20:15:25.784053" calcext:value-type="date">
            <text:p>1982 12 25 20:15:26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20]+[.A20])/1000/86400+25569" office:value-type="date" office:date-value="1983-05-08T18:39:34.431123" calcext:value-type="date">
            <text:p>1983 05 08 18:39:34</text:p>
          </table:table-cell>
          <table:table-cell table:style-name="ce44" table:content-validation-name="val1" office:value-type="float" office:value="1" calcext:value-type="float">
            <text:p>1.00</text:p>
          </table:table-cell>
          <table:table-cell table:style-name="ce47"/>
          <table:table-cell table:style-name="ce50" table:formula="of:=[.E19]+[.L19]" office:value-type="float" office:value="421267174431.123" calcext:value-type="float">
            <text:p>421267174431</text:p>
          </table:table-cell>
          <table:table-cell table:style-name="ce52" table:formula="of:=[.E20]/1000/86400+25569" office:value-type="date" office:date-value="1983-05-08T18:39:34.431123" calcext:value-type="date">
            <text:p>1983 05 08 18:39:34</text:p>
          </table:table-cell>
          <table:table-cell table:style-name="ce56" table:formula="of:=([.E20]-[.E19]+[.A20])/[.L19]" office:value-type="percentage" office:value="0.999999999999996" calcext:value-type="percentage">
            <text:p>100.00%</text:p>
          </table:table-cell>
          <table:table-cell table:style-name="ce57" table:formula="of:=IF([.C20] = [$Sheet2.B$4]; 1; MIN(2; [.G20]))" office:value-type="percentage" office:value="0.999999999999996" calcext:value-type="percentage">
            <text:p>100.00%</text:p>
          </table:table-cell>
          <table:table-cell table:style-name="ce61" table:formula="of:=MIN(MAX([.I19]+[.H20]*1/17*(8-9*[.C20]); 0); 1)" office:value-type="float" office:value="0.941176470588236" calcext:value-type="float">
            <text:p>0.94118</text:p>
          </table:table-cell>
          <table:table-cell table:style-name="ce65" table:formula="of:=3-1.7*[.I20]" office:value-type="float" office:value="1.4" calcext:value-type="float">
            <text:p>1.4000</text:p>
          </table:table-cell>
          <table:table-cell table:style-name="ce66" table:formula="of:=IF([.C20]=[$Sheet2.B$4]; 1/[.J20]/[.J20]; 1+(([.J20]-1)*[.H20]))" office:value-type="float" office:value="1.4" calcext:value-type="float">
            <text:p>1.4000</text:p>
          </table:table-cell>
          <table:table-cell table:style-name="ce68" table:formula="of:=[.L19]*[.K20]" office:value-type="float" office:value="11388814134.1996" calcext:value-type="float">
            <text:p>11388814134</text:p>
          </table:table-cell>
          <table:table-cell table:style-name="ce69"/>
          <table:table-cell table:style-name="ce70" table:formula="of:=0.75*[.L19] - [.E20] + [.E19]" office:value-type="float" office:value="-2033716809.67847" calcext:value-type="float">
            <text:p>-2033716809.67847</text:p>
          </table:table-cell>
          <table:table-cell table:style-name="ce71" table:formula="of:=([.E20]+[.N20])/1000/86400+25569" office:value-type="date" office:date-value="1983-04-15T05:44:17.621445" calcext:value-type="date">
            <text:p>1983 04 15 05:44:18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21]+[.A21])/1000/86400+25569" office:value-type="date" office:date-value="1983-09-17T14:13:08.565323" calcext:value-type="date">
            <text:p>1983 09 17 14:13:09</text:p>
          </table:table-cell>
          <table:table-cell table:style-name="ce44" table:content-validation-name="val1" office:value-type="float" office:value="1" calcext:value-type="float">
            <text:p>1.00</text:p>
          </table:table-cell>
          <table:table-cell table:style-name="ce47"/>
          <table:table-cell table:style-name="ce50" table:formula="of:=[.E20]+[.L20]" office:value-type="float" office:value="432655988565.323" calcext:value-type="float">
            <text:p>432655988565</text:p>
          </table:table-cell>
          <table:table-cell table:style-name="ce52" table:formula="of:=[.E21]/1000/86400+25569" office:value-type="date" office:date-value="1983-09-17T14:13:08.565323" calcext:value-type="date">
            <text:p>1983 09 17 14:13:09</text:p>
          </table:table-cell>
          <table:table-cell table:style-name="ce56" table:formula="of:=([.E21]-[.E20]+[.A21])/[.L20]" office:value-type="percentage" office:value="0.999999999999998" calcext:value-type="percentage">
            <text:p>100.00%</text:p>
          </table:table-cell>
          <table:table-cell table:style-name="ce57" table:formula="of:=IF([.C21] = [$Sheet2.B$4]; 1; MIN(2; [.G21]))" office:value-type="percentage" office:value="0.999999999999998" calcext:value-type="percentage">
            <text:p>100.00%</text:p>
          </table:table-cell>
          <table:table-cell table:style-name="ce61" table:formula="of:=MIN(MAX([.I20]+[.H21]*1/17*(8-9*[.C21]); 0); 1)" office:value-type="float" office:value="0.882352941176471" calcext:value-type="float">
            <text:p>0.88235</text:p>
          </table:table-cell>
          <table:table-cell table:style-name="ce65" table:formula="of:=3-1.7*[.I21]" office:value-type="float" office:value="1.5" calcext:value-type="float">
            <text:p>1.5000</text:p>
          </table:table-cell>
          <table:table-cell table:style-name="ce66" table:formula="of:=IF([.C21]=[$Sheet2.B$4]; 1/[.J21]/[.J21]; 1+(([.J21]-1)*[.H21]))" office:value-type="float" office:value="1.5" calcext:value-type="float">
            <text:p>1.5000</text:p>
          </table:table-cell>
          <table:table-cell table:style-name="ce68" table:formula="of:=[.L20]*[.K21]" office:value-type="float" office:value="17083221201.2994" calcext:value-type="float">
            <text:p>17083221201</text:p>
          </table:table-cell>
          <table:table-cell table:style-name="ce69"/>
          <table:table-cell table:style-name="ce70" table:formula="of:=0.75*[.L20] - [.E21] + [.E20]" office:value-type="float" office:value="-2847203533.54987" calcext:value-type="float">
            <text:p>-2847203533.54987</text:p>
          </table:table-cell>
          <table:table-cell table:style-name="ce71" table:formula="of:=([.E21]+[.N21])/1000/86400+25569" office:value-type="date" office:date-value="1983-08-15T15:19:45.031773" calcext:value-type="date">
            <text:p>1983 08 15 15:19:45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22]+[.A22])/1000/86400+25569" office:value-type="date" office:date-value="1984-04-02T07:33:29.766622" calcext:value-type="date">
            <text:p>1984 04 02 07:33:30</text:p>
          </table:table-cell>
          <table:table-cell table:style-name="ce44" table:content-validation-name="val1" office:value-type="float" office:value="1" calcext:value-type="float">
            <text:p>1.00</text:p>
          </table:table-cell>
          <table:table-cell table:style-name="ce47"/>
          <table:table-cell table:style-name="ce50" table:formula="of:=[.E21]+[.L21]" office:value-type="float" office:value="449739209766.622" calcext:value-type="float">
            <text:p>449739209767</text:p>
          </table:table-cell>
          <table:table-cell table:style-name="ce52" table:formula="of:=[.E22]/1000/86400+25569" office:value-type="date" office:date-value="1984-04-02T07:33:29.766622" calcext:value-type="date">
            <text:p>1984 04 02 07:33:30</text:p>
          </table:table-cell>
          <table:table-cell table:style-name="ce56" table:formula="of:=([.E22]-[.E21]+[.A22])/[.L21]" office:value-type="percentage" office:value="0.999999999999999" calcext:value-type="percentage">
            <text:p>100.00%</text:p>
          </table:table-cell>
          <table:table-cell table:style-name="ce57" table:formula="of:=IF([.C22] = [$Sheet2.B$4]; 1; MIN(2; [.G22]))" office:value-type="percentage" office:value="0.999999999999999" calcext:value-type="percentage">
            <text:p>100.00%</text:p>
          </table:table-cell>
          <table:table-cell table:style-name="ce61" table:formula="of:=MIN(MAX([.I21]+[.H22]*1/17*(8-9*[.C22]); 0); 1)" office:value-type="float" office:value="0.823529411764706" calcext:value-type="float">
            <text:p>0.82353</text:p>
          </table:table-cell>
          <table:table-cell table:style-name="ce65" table:formula="of:=3-1.7*[.I22]" office:value-type="float" office:value="1.6" calcext:value-type="float">
            <text:p>1.6000</text:p>
          </table:table-cell>
          <table:table-cell table:style-name="ce66" table:formula="of:=IF([.C22]=[$Sheet2.B$4]; 1/[.J22]/[.J22]; 1+(([.J22]-1)*[.H22]))" office:value-type="float" office:value="1.6" calcext:value-type="float">
            <text:p>1.6000</text:p>
          </table:table-cell>
          <table:table-cell table:style-name="ce68" table:formula="of:=[.L21]*[.K22]" office:value-type="float" office:value="27333153922.079" calcext:value-type="float">
            <text:p>27333153922</text:p>
          </table:table-cell>
          <table:table-cell table:style-name="ce69"/>
          <table:table-cell table:style-name="ce70" table:formula="of:=0.75*[.L21] - [.E22] + [.E21]" office:value-type="float" office:value="-4270805300.32483" calcext:value-type="float">
            <text:p>-4270805300.32483</text:p>
          </table:table-cell>
          <table:table-cell table:style-name="ce71" table:formula="of:=([.E22]+[.N22])/1000/86400+25569" office:value-type="date" office:date-value="1984-02-12T21:13:24.466298" calcext:value-type="date">
            <text:p>1984 02 12 21:13:24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23]+[.A23])/1000/86400+25569" office:value-type="date" office:date-value="1985-02-12T16:06:03.688701" calcext:value-type="date">
            <text:p>1985 02 12 16:06:04</text:p>
          </table:table-cell>
          <table:table-cell table:style-name="ce44" table:content-validation-name="val1" office:value-type="float" office:value="1" calcext:value-type="float">
            <text:p>1.00</text:p>
          </table:table-cell>
          <table:table-cell table:style-name="ce47"/>
          <table:table-cell table:style-name="ce50" table:formula="of:=[.E22]+[.L22]" office:value-type="float" office:value="477072363688.701" calcext:value-type="float">
            <text:p>477072363689</text:p>
          </table:table-cell>
          <table:table-cell table:style-name="ce52" table:formula="of:=[.E23]/1000/86400+25569" office:value-type="date" office:date-value="1985-02-12T16:06:03.688701" calcext:value-type="date">
            <text:p>1985 02 12 16:06:04</text:p>
          </table:table-cell>
          <table:table-cell table:style-name="ce56" table:formula="of:=([.E23]-[.E22]+[.A23])/[.L22]" office:value-type="percentage" office:value="1" calcext:value-type="percentage">
            <text:p>100.00%</text:p>
          </table:table-cell>
          <table:table-cell table:style-name="ce57" table:formula="of:=IF([.C23] = [$Sheet2.B$4]; 1; MIN(2; [.G23]))" office:value-type="percentage" office:value="1" calcext:value-type="percentage">
            <text:p>100.00%</text:p>
          </table:table-cell>
          <table:table-cell table:style-name="ce61" table:formula="of:=MIN(MAX([.I22]+[.H23]*1/17*(8-9*[.C23]); 0); 1)" office:value-type="float" office:value="0.764705882352942" calcext:value-type="float">
            <text:p>0.76471</text:p>
          </table:table-cell>
          <table:table-cell table:style-name="ce65" table:formula="of:=3-1.7*[.I23]" office:value-type="float" office:value="1.7" calcext:value-type="float">
            <text:p>1.7000</text:p>
          </table:table-cell>
          <table:table-cell table:style-name="ce66" table:formula="of:=IF([.C23]=[$Sheet2.B$4]; 1/[.J23]/[.J23]; 1+(([.J23]-1)*[.H23]))" office:value-type="float" office:value="1.7" calcext:value-type="float">
            <text:p>1.7000</text:p>
          </table:table-cell>
          <table:table-cell table:style-name="ce68" table:formula="of:=[.L22]*[.K23]" office:value-type="float" office:value="46466361667.5343" calcext:value-type="float">
            <text:p>46466361668</text:p>
          </table:table-cell>
          <table:table-cell table:style-name="ce69"/>
          <table:table-cell table:style-name="ce70" table:formula="of:=0.75*[.L22] - [.E23] + [.E22]" office:value-type="float" office:value="-6833288480.51978" calcext:value-type="float">
            <text:p>-6833288480.51978</text:p>
          </table:table-cell>
          <table:table-cell table:style-name="ce71" table:formula="of:=([.E23]+[.N23])/1000/86400+25569" office:value-type="date" office:date-value="1984-11-25T13:57:55.208182" calcext:value-type="date">
            <text:p>1984 11 25 13:57:55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24]+[.A24])/1000/86400+25569" office:value-type="date" office:date-value="1986-08-04T11:25:25.356236" calcext:value-type="date">
            <text:p>1986 08 04 11:25:25</text:p>
          </table:table-cell>
          <table:table-cell table:style-name="ce44" table:content-validation-name="val1" office:value-type="float" office:value="0" calcext:value-type="float">
            <text:p>0.00</text:p>
          </table:table-cell>
          <table:table-cell table:style-name="ce47"/>
          <table:table-cell table:style-name="ce50" table:formula="of:=[.E23]+[.L23]" office:value-type="float" office:value="523538725356.236" calcext:value-type="float">
            <text:p>523538725356</text:p>
          </table:table-cell>
          <table:table-cell table:style-name="ce52" table:formula="of:=[.E24]/1000/86400+25569" office:value-type="date" office:date-value="1986-08-04T11:25:25.356236" calcext:value-type="date">
            <text:p>1986 08 04 11:25:25</text:p>
          </table:table-cell>
          <table:table-cell table:style-name="ce56" table:formula="of:=([.E24]-[.E23]+[.A24])/[.L23]" office:value-type="percentage" office:value="1" calcext:value-type="percentage">
            <text:p>100.00%</text:p>
          </table:table-cell>
          <table:table-cell table:style-name="ce57" table:formula="of:=IF([.C24] = [$Sheet2.B$4]; 1; MIN(2; [.G24]))" office:value-type="percentage" office:value="1" calcext:value-type="percentage">
            <text:p>100.00%</text:p>
          </table:table-cell>
          <table:table-cell table:style-name="ce61" table:formula="of:=MIN(MAX([.I23]+[.H24]*1/17*(8-9*[.C24]); 0); 1)" office:value-type="float" office:value="1" calcext:value-type="float">
            <text:p>1.00000</text:p>
          </table:table-cell>
          <table:table-cell table:style-name="ce65" table:formula="of:=3-1.7*[.I24]" office:value-type="float" office:value="1.3" calcext:value-type="float">
            <text:p>1.3000</text:p>
          </table:table-cell>
          <table:table-cell table:style-name="ce66" table:formula="of:=IF([.C24]=[$Sheet2.B$4]; 1/[.J24]/[.J24]; 1+(([.J24]-1)*[.H24]))" office:value-type="float" office:value="0.591715976331361" calcext:value-type="float">
            <text:p>0.5917</text:p>
          </table:table-cell>
          <table:table-cell table:style-name="ce68" table:formula="of:=[.L23]*[.K24]" office:value-type="float" office:value="27494888560.6712" calcext:value-type="float">
            <text:p>27494888561</text:p>
          </table:table-cell>
          <table:table-cell table:style-name="ce69"/>
          <table:table-cell table:style-name="ce70" table:formula="of:=0.75*[.L23] - [.E24] + [.E23]" office:value-type="float" office:value="-11616590416.8835" calcext:value-type="float">
            <text:p>-11616590416.8835</text:p>
          </table:table-cell>
          <table:table-cell table:style-name="ce71" table:formula="of:=([.E24]+[.N24])/1000/86400+25569" office:value-type="date" office:date-value="1986-03-23T00:35:34.939352" calcext:value-type="date">
            <text:p>1986 03 23 00:35:35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25]+[.A25])/1000/86400+25569" office:value-type="date" office:date-value="1987-06-18T16:53:33.916907" calcext:value-type="date">
            <text:p>1987 06 18 16:53:34</text:p>
          </table:table-cell>
          <table:table-cell table:style-name="ce44" table:content-validation-name="val1" office:value-type="float" office:value="0" calcext:value-type="float">
            <text:p>0.00</text:p>
          </table:table-cell>
          <table:table-cell table:style-name="ce47"/>
          <table:table-cell table:style-name="ce50" table:formula="of:=[.E24]+[.L24]" office:value-type="float" office:value="551033613916.907" calcext:value-type="float">
            <text:p>551033613917</text:p>
          </table:table-cell>
          <table:table-cell table:style-name="ce52" table:formula="of:=[.E25]/1000/86400+25569" office:value-type="date" office:date-value="1987-06-18T16:53:33.916907" calcext:value-type="date">
            <text:p>1987 06 18 16:53:34</text:p>
          </table:table-cell>
          <table:table-cell table:style-name="ce56" table:formula="of:=([.E25]-[.E24]+[.A25])/[.L24]" office:value-type="percentage" office:value="1" calcext:value-type="percentage">
            <text:p>100.00%</text:p>
          </table:table-cell>
          <table:table-cell table:style-name="ce57" table:formula="of:=IF([.C25] = [$Sheet2.B$4]; 1; MIN(2; [.G25]))" office:value-type="percentage" office:value="1" calcext:value-type="percentage">
            <text:p>100.00%</text:p>
          </table:table-cell>
          <table:table-cell table:style-name="ce61" table:formula="of:=MIN(MAX([.I24]+[.H25]*1/17*(8-9*[.C25]); 0); 1)" office:value-type="float" office:value="1" calcext:value-type="float">
            <text:p>1.00000</text:p>
          </table:table-cell>
          <table:table-cell table:style-name="ce65" table:formula="of:=3-1.7*[.I25]" office:value-type="float" office:value="1.3" calcext:value-type="float">
            <text:p>1.3000</text:p>
          </table:table-cell>
          <table:table-cell table:style-name="ce66" table:formula="of:=IF([.C25]=[$Sheet2.B$4]; 1/[.J25]/[.J25]; 1+(([.J25]-1)*[.H25]))" office:value-type="float" office:value="0.591715976331361" calcext:value-type="float">
            <text:p>0.5917</text:p>
          </table:table-cell>
          <table:table-cell table:style-name="ce68" table:formula="of:=[.L24]*[.K25]" office:value-type="float" office:value="16269164828.7995" calcext:value-type="float">
            <text:p>16269164829</text:p>
          </table:table-cell>
          <table:table-cell table:style-name="ce69"/>
          <table:table-cell table:style-name="ce70" table:formula="of:=0.75*[.L24] - [.E25] + [.E24]" office:value-type="float" office:value="-6873722140.16785" calcext:value-type="float">
            <text:p>-6873722140.16785</text:p>
          </table:table-cell>
          <table:table-cell table:style-name="ce71" table:formula="of:=([.E25]+[.N25])/1000/86400+25569" office:value-type="date" office:date-value="1987-03-31T03:31:31.776739" calcext:value-type="date">
            <text:p>1987 03 31 03:31:32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26]+[.A26])/1000/86400+25569" office:value-type="date" office:date-value="1987-12-24T00:06:18.745706" calcext:value-type="date">
            <text:p>1987 12 24 00:06:19</text:p>
          </table:table-cell>
          <table:table-cell table:style-name="ce44" table:content-validation-name="val1" office:value-type="float" office:value="0" calcext:value-type="float">
            <text:p>0.00</text:p>
          </table:table-cell>
          <table:table-cell table:style-name="ce47"/>
          <table:table-cell table:style-name="ce50" table:formula="of:=[.E25]+[.L25]" office:value-type="float" office:value="567302778745.707" calcext:value-type="float">
            <text:p>567302778746</text:p>
          </table:table-cell>
          <table:table-cell table:style-name="ce52" table:formula="of:=[.E26]/1000/86400+25569" office:value-type="date" office:date-value="1987-12-24T00:06:18.745706" calcext:value-type="date">
            <text:p>1987 12 24 00:06:19</text:p>
          </table:table-cell>
          <table:table-cell table:style-name="ce56" table:formula="of:=([.E26]-[.E25]+[.A26])/[.L25]" office:value-type="percentage" office:value="1" calcext:value-type="percentage">
            <text:p>100.00%</text:p>
          </table:table-cell>
          <table:table-cell table:style-name="ce57" table:formula="of:=IF([.C26] = [$Sheet2.B$4]; 1; MIN(2; [.G26]))" office:value-type="percentage" office:value="1" calcext:value-type="percentage">
            <text:p>100.00%</text:p>
          </table:table-cell>
          <table:table-cell table:style-name="ce61" table:formula="of:=MIN(MAX([.I25]+[.H26]*1/17*(8-9*[.C26]); 0); 1)" office:value-type="float" office:value="1" calcext:value-type="float">
            <text:p>1.00000</text:p>
          </table:table-cell>
          <table:table-cell table:style-name="ce65" table:formula="of:=3-1.7*[.I26]" office:value-type="float" office:value="1.3" calcext:value-type="float">
            <text:p>1.3000</text:p>
          </table:table-cell>
          <table:table-cell table:style-name="ce66" table:formula="of:=IF([.C26]=[$Sheet2.B$4]; 1/[.J26]/[.J26]; 1+(([.J26]-1)*[.H26]))" office:value-type="float" office:value="0.591715976331361" calcext:value-type="float">
            <text:p>0.5917</text:p>
          </table:table-cell>
          <table:table-cell table:style-name="ce68" table:formula="of:=[.L25]*[.K26]" office:value-type="float" office:value="9626724750.76896" calcext:value-type="float">
            <text:p>9626724751</text:p>
          </table:table-cell>
          <table:table-cell table:style-name="ce69"/>
          <table:table-cell table:style-name="ce70" table:formula="of:=0.75*[.L25] - [.E26] + [.E25]" office:value-type="float" office:value="-4067291207.19995" calcext:value-type="float">
            <text:p>-4067291207.19995</text:p>
          </table:table-cell>
          <table:table-cell table:style-name="ce71" table:formula="of:=([.E26]+[.N26])/1000/86400+25569" office:value-type="date" office:date-value="1987-11-06T22:18:07.538507" calcext:value-type="date">
            <text:p>1987 11 06 22:18:08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27]+[.A27])/1000/86400+25569" office:value-type="date" office:date-value="1988-04-13T10:11:43.496475" calcext:value-type="date">
            <text:p>1988 04 13 10:11:43</text:p>
          </table:table-cell>
          <table:table-cell table:style-name="ce44" table:content-validation-name="val1" office:value-type="float" office:value="0" calcext:value-type="float">
            <text:p>0.00</text:p>
          </table:table-cell>
          <table:table-cell table:style-name="ce47"/>
          <table:table-cell table:style-name="ce50" table:formula="of:=[.E26]+[.L26]" office:value-type="float" office:value="576929503496.475" calcext:value-type="float">
            <text:p>576929503496</text:p>
          </table:table-cell>
          <table:table-cell table:style-name="ce52" table:formula="of:=[.E27]/1000/86400+25569" office:value-type="date" office:date-value="1988-04-13T10:11:43.496475" calcext:value-type="date">
            <text:p>1988 04 13 10:11:43</text:p>
          </table:table-cell>
          <table:table-cell table:style-name="ce56" table:formula="of:=([.E27]-[.E26]+[.A27])/[.L26]" office:value-type="percentage" office:value="0.999999999999996" calcext:value-type="percentage">
            <text:p>100.00%</text:p>
          </table:table-cell>
          <table:table-cell table:style-name="ce57" table:formula="of:=IF([.C27] = [$Sheet2.B$4]; 1; MIN(2; [.G27]))" office:value-type="percentage" office:value="1" calcext:value-type="percentage">
            <text:p>100.00%</text:p>
          </table:table-cell>
          <table:table-cell table:style-name="ce61" table:formula="of:=MIN(MAX([.I26]+[.H27]*1/17*(8-9*[.C27]); 0); 1)" office:value-type="float" office:value="1" calcext:value-type="float">
            <text:p>1.00000</text:p>
          </table:table-cell>
          <table:table-cell table:style-name="ce65" table:formula="of:=3-1.7*[.I27]" office:value-type="float" office:value="1.3" calcext:value-type="float">
            <text:p>1.3000</text:p>
          </table:table-cell>
          <table:table-cell table:style-name="ce66" table:formula="of:=IF([.C27]=[$Sheet2.B$4]; 1/[.J27]/[.J27]; 1+(([.J27]-1)*[.H27]))" office:value-type="float" office:value="0.591715976331361" calcext:value-type="float">
            <text:p>0.5917</text:p>
          </table:table-cell>
          <table:table-cell table:style-name="ce68" table:formula="of:=[.L26]*[.K27]" office:value-type="float" office:value="5696286834.77454" calcext:value-type="float">
            <text:p>5696286835</text:p>
          </table:table-cell>
          <table:table-cell table:style-name="ce69"/>
          <table:table-cell table:style-name="ce70" table:formula="of:=0.75*[.L26] - [.E27] + [.E26]" office:value-type="float" office:value="-2406681187.69214" calcext:value-type="float">
            <text:p>-2406681187.69214</text:p>
          </table:table-cell>
          <table:table-cell table:style-name="ce71" table:formula="of:=([.E27]+[.N27])/1000/86400+25569" office:value-type="date" office:date-value="1988-03-16T13:40:22.308783" calcext:value-type="date">
            <text:p>1988 03 16 13:40:22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28]+[.A28])/1000/86400+25569" office:value-type="date" office:date-value="1988-06-18T08:29:50.33125" calcext:value-type="date">
            <text:p>1988 06 18 08:29:50</text:p>
          </table:table-cell>
          <table:table-cell table:style-name="ce44" table:content-validation-name="val1" office:value-type="float" office:value="0" calcext:value-type="float">
            <text:p>0.00</text:p>
          </table:table-cell>
          <table:table-cell table:style-name="ce47"/>
          <table:table-cell table:style-name="ce50" table:formula="of:=[.E27]+[.L27]" office:value-type="float" office:value="582625790331.25" calcext:value-type="float">
            <text:p>582625790331</text:p>
          </table:table-cell>
          <table:table-cell table:style-name="ce52" table:formula="of:=[.E28]/1000/86400+25569" office:value-type="date" office:date-value="1988-06-18T08:29:50.33125" calcext:value-type="date">
            <text:p>1988 06 18 08:29:50</text:p>
          </table:table-cell>
          <table:table-cell table:style-name="ce56" table:formula="of:=([.E28]-[.E27]+[.A28])/[.L27]" office:value-type="percentage" office:value="1" calcext:value-type="percentage">
            <text:p>100.00%</text:p>
          </table:table-cell>
          <table:table-cell table:style-name="ce57" table:formula="of:=IF([.C28] = [$Sheet2.B$4]; 1; MIN(2; [.G28]))" office:value-type="percentage" office:value="1" calcext:value-type="percentage">
            <text:p>100.00%</text:p>
          </table:table-cell>
          <table:table-cell table:style-name="ce61" table:formula="of:=MIN(MAX([.I27]+[.H28]*1/17*(8-9*[.C28]); 0); 1)" office:value-type="float" office:value="1" calcext:value-type="float">
            <text:p>1.00000</text:p>
          </table:table-cell>
          <table:table-cell table:style-name="ce65" table:formula="of:=3-1.7*[.I28]" office:value-type="float" office:value="1.3" calcext:value-type="float">
            <text:p>1.3000</text:p>
          </table:table-cell>
          <table:table-cell table:style-name="ce66" table:formula="of:=IF([.C28]=[$Sheet2.B$4]; 1/[.J28]/[.J28]; 1+(([.J28]-1)*[.H28]))" office:value-type="float" office:value="0.591715976331361" calcext:value-type="float">
            <text:p>0.5917</text:p>
          </table:table-cell>
          <table:table-cell table:style-name="ce68" table:formula="of:=[.L27]*[.K28]" office:value-type="float" office:value="3370583925.90209" calcext:value-type="float">
            <text:p>3370583926</text:p>
          </table:table-cell>
          <table:table-cell table:style-name="ce69"/>
          <table:table-cell table:style-name="ce70" table:formula="of:=0.75*[.L27] - [.E28] + [.E27]" office:value-type="float" office:value="-1424071708.6936" calcext:value-type="float">
            <text:p>-1424071708.6936</text:p>
          </table:table-cell>
          <table:table-cell table:style-name="ce71" table:formula="of:=([.E28]+[.N28])/1000/86400+25569" office:value-type="date" office:date-value="1988-06-01T20:55:18.622556" calcext:value-type="date">
            <text:p>1988 06 01 20:55:19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29]+[.A29])/1000/86400+25569" office:value-type="date" office:date-value="1988-07-27T08:46:14.257152" calcext:value-type="date">
            <text:p>1988 07 27 08:46:14</text:p>
          </table:table-cell>
          <table:table-cell table:style-name="ce44" table:content-validation-name="val1" office:value-type="float" office:value="0" calcext:value-type="float">
            <text:p>0.00</text:p>
          </table:table-cell>
          <table:table-cell table:style-name="ce47"/>
          <table:table-cell table:style-name="ce50" table:formula="of:=[.E28]+[.L28]" office:value-type="float" office:value="585996374257.152" calcext:value-type="float">
            <text:p>585996374257</text:p>
          </table:table-cell>
          <table:table-cell table:style-name="ce52" table:formula="of:=[.E29]/1000/86400+25569" office:value-type="date" office:date-value="1988-07-27T08:46:14.257152" calcext:value-type="date">
            <text:p>1988 07 27 08:46:14</text:p>
          </table:table-cell>
          <table:table-cell table:style-name="ce56" table:formula="of:=([.E29]-[.E28]+[.A29])/[.L28]" office:value-type="percentage" office:value="1" calcext:value-type="percentage">
            <text:p>100.00%</text:p>
          </table:table-cell>
          <table:table-cell table:style-name="ce57" table:formula="of:=IF([.C29] = [$Sheet2.B$4]; 1; MIN(2; [.G29]))" office:value-type="percentage" office:value="1" calcext:value-type="percentage">
            <text:p>100.00%</text:p>
          </table:table-cell>
          <table:table-cell table:style-name="ce61" table:formula="of:=MIN(MAX([.I28]+[.H29]*1/17*(8-9*[.C29]); 0); 1)" office:value-type="float" office:value="1" calcext:value-type="float">
            <text:p>1.00000</text:p>
          </table:table-cell>
          <table:table-cell table:style-name="ce65" table:formula="of:=3-1.7*[.I29]" office:value-type="float" office:value="1.3" calcext:value-type="float">
            <text:p>1.3000</text:p>
          </table:table-cell>
          <table:table-cell table:style-name="ce66" table:formula="of:=IF([.C29]=[$Sheet2.B$4]; 1/[.J29]/[.J29]; 1+(([.J29]-1)*[.H29]))" office:value-type="float" office:value="0.591715976331361" calcext:value-type="float">
            <text:p>0.5917</text:p>
          </table:table-cell>
          <table:table-cell table:style-name="ce68" table:formula="of:=[.L28]*[.K29]" office:value-type="float" office:value="1994428358.52195" calcext:value-type="float">
            <text:p>1994428359</text:p>
          </table:table-cell>
          <table:table-cell table:style-name="ce69"/>
          <table:table-cell table:style-name="ce70" table:formula="of:=0.75*[.L28] - [.E29] + [.E28]" office:value-type="float" office:value="-842645981.475586" calcext:value-type="float">
            <text:p>-842645981.475586</text:p>
          </table:table-cell>
          <table:table-cell table:style-name="ce71" table:formula="of:=([.E29]+[.N29])/1000/86400+25569" office:value-type="date" office:date-value="1988-07-17T14:42:08.275676" calcext:value-type="date">
            <text:p>1988 07 17 14:42:08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30]+[.A30])/1000/86400+25569" office:value-type="date" office:date-value="1988-08-19T10:46:42.615674" calcext:value-type="date">
            <text:p>1988 08 19 10:46:43</text:p>
          </table:table-cell>
          <table:table-cell table:style-name="ce44" table:content-validation-name="val1" office:value-type="float" office:value="0" calcext:value-type="float">
            <text:p>0.00</text:p>
          </table:table-cell>
          <table:table-cell table:style-name="ce47"/>
          <table:table-cell table:style-name="ce50" table:formula="of:=[.E29]+[.L29]" office:value-type="float" office:value="587990802615.674" calcext:value-type="float">
            <text:p>587990802616</text:p>
          </table:table-cell>
          <table:table-cell table:style-name="ce52" table:formula="of:=[.E30]/1000/86400+25569" office:value-type="date" office:date-value="1988-08-19T10:46:42.615674" calcext:value-type="date">
            <text:p>1988 08 19 10:46:43</text:p>
          </table:table-cell>
          <table:table-cell table:style-name="ce56" table:formula="of:=([.E30]-[.E29]+[.A30])/[.L29]" office:value-type="percentage" office:value="1.00000000000001" calcext:value-type="percentage">
            <text:p>100.00%</text:p>
          </table:table-cell>
          <table:table-cell table:style-name="ce57" table:formula="of:=IF([.C30] = [$Sheet2.B$4]; 1; MIN(2; [.G30]))" office:value-type="percentage" office:value="1" calcext:value-type="percentage">
            <text:p>100.00%</text:p>
          </table:table-cell>
          <table:table-cell table:style-name="ce61" table:formula="of:=MIN(MAX([.I29]+[.H30]*1/17*(8-9*[.C30]); 0); 1)" office:value-type="float" office:value="1" calcext:value-type="float">
            <text:p>1.00000</text:p>
          </table:table-cell>
          <table:table-cell table:style-name="ce65" table:formula="of:=3-1.7*[.I30]" office:value-type="float" office:value="1.3" calcext:value-type="float">
            <text:p>1.3000</text:p>
          </table:table-cell>
          <table:table-cell table:style-name="ce66" table:formula="of:=IF([.C30]=[$Sheet2.B$4]; 1/[.J30]/[.J30]; 1+(([.J30]-1)*[.H30]))" office:value-type="float" office:value="0.591715976331361" calcext:value-type="float">
            <text:p>0.5917</text:p>
          </table:table-cell>
          <table:table-cell table:style-name="ce68" table:formula="of:=[.L29]*[.K30]" office:value-type="float" office:value="1180135123.38577" calcext:value-type="float">
            <text:p>1180135123</text:p>
          </table:table-cell>
          <table:table-cell table:style-name="ce69"/>
          <table:table-cell table:style-name="ce70" table:formula="of:=0.75*[.L29] - [.E30] + [.E29]" office:value-type="float" office:value="-498607089.630493" calcext:value-type="float">
            <text:p>-498607089.630493</text:p>
          </table:table-cell>
          <table:table-cell table:style-name="ce71" table:formula="of:=([.E30]+[.N30])/1000/86400+25569" office:value-type="date" office:date-value="1988-08-13T16:16:35.526044" calcext:value-type="date">
            <text:p>1988 08 13 16:16:36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31]+[.A31])/1000/86400+25569" office:value-type="date" office:date-value="1988-09-02T02:35:37.73906" calcext:value-type="date">
            <text:p>1988 09 02 02:35:38</text:p>
          </table:table-cell>
          <table:table-cell table:style-name="ce44" table:content-validation-name="val1" office:value-type="float" office:value="0" calcext:value-type="float">
            <text:p>0.00</text:p>
          </table:table-cell>
          <table:table-cell table:style-name="ce47"/>
          <table:table-cell table:style-name="ce50" table:formula="of:=[.E30]+[.L30]" office:value-type="float" office:value="589170937739.06" calcext:value-type="float">
            <text:p>589170937739</text:p>
          </table:table-cell>
          <table:table-cell table:style-name="ce52" table:formula="of:=[.E31]/1000/86400+25569" office:value-type="date" office:date-value="1988-09-02T02:35:37.73906" calcext:value-type="date">
            <text:p>1988 09 02 02:35:38</text:p>
          </table:table-cell>
          <table:table-cell table:style-name="ce56" table:formula="of:=([.E31]-[.E30]+[.A31])/[.L30]" office:value-type="percentage" office:value="0.999999999999977" calcext:value-type="percentage">
            <text:p>100.00%</text:p>
          </table:table-cell>
          <table:table-cell table:style-name="ce57" table:formula="of:=IF([.C31] = [$Sheet2.B$4]; 1; MIN(2; [.G31]))" office:value-type="percentage" office:value="1" calcext:value-type="percentage">
            <text:p>100.00%</text:p>
          </table:table-cell>
          <table:table-cell table:style-name="ce61" table:formula="of:=MIN(MAX([.I30]+[.H31]*1/17*(8-9*[.C31]); 0); 1)" office:value-type="float" office:value="1" calcext:value-type="float">
            <text:p>1.00000</text:p>
          </table:table-cell>
          <table:table-cell table:style-name="ce65" table:formula="of:=3-1.7*[.I31]" office:value-type="float" office:value="1.3" calcext:value-type="float">
            <text:p>1.3000</text:p>
          </table:table-cell>
          <table:table-cell table:style-name="ce66" table:formula="of:=IF([.C31]=[$Sheet2.B$4]; 1/[.J31]/[.J31]; 1+(([.J31]-1)*[.H31]))" office:value-type="float" office:value="0.591715976331361" calcext:value-type="float">
            <text:p>0.5917</text:p>
          </table:table-cell>
          <table:table-cell table:style-name="ce68" table:formula="of:=[.L30]*[.K31]" office:value-type="float" office:value="698304806.737142" calcext:value-type="float">
            <text:p>698304807</text:p>
          </table:table-cell>
          <table:table-cell table:style-name="ce69"/>
          <table:table-cell table:style-name="ce70" table:formula="of:=0.75*[.L30] - [.E31] + [.E30]" office:value-type="float" office:value="-295033780.846436" calcext:value-type="float">
            <text:p>-295033780.846436</text:p>
          </table:table-cell>
          <table:table-cell table:style-name="ce71" table:formula="of:=([.E31]+[.N31])/1000/86400+25569" office:value-type="date" office:date-value="1988-08-29T16:38:23.958213" calcext:value-type="date">
            <text:p>1988 08 29 16:38:24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32]+[.A32])/1000/86400+25569" office:value-type="date" office:date-value="1988-09-10T04:34:02.545797" calcext:value-type="date">
            <text:p>1988 09 10 04:34:03</text:p>
          </table:table-cell>
          <table:table-cell table:style-name="ce44" table:content-validation-name="val1" office:value-type="float" office:value="0" calcext:value-type="float">
            <text:p>0.00</text:p>
          </table:table-cell>
          <table:table-cell table:style-name="ce47"/>
          <table:table-cell table:style-name="ce50" table:formula="of:=[.E31]+[.L31]" office:value-type="float" office:value="589869242545.797" calcext:value-type="float">
            <text:p>589869242546</text:p>
          </table:table-cell>
          <table:table-cell table:style-name="ce52" table:formula="of:=[.E32]/1000/86400+25569" office:value-type="date" office:date-value="1988-09-10T04:34:02.545797" calcext:value-type="date">
            <text:p>1988 09 10 04:34:03</text:p>
          </table:table-cell>
          <table:table-cell table:style-name="ce56" table:formula="of:=([.E32]-[.E31]+[.A32])/[.L31]" office:value-type="percentage" office:value="1.00000000000006" calcext:value-type="percentage">
            <text:p>100.00%</text:p>
          </table:table-cell>
          <table:table-cell table:style-name="ce57" table:formula="of:=IF([.C32] = [$Sheet2.B$4]; 1; MIN(2; [.G32]))" office:value-type="percentage" office:value="1" calcext:value-type="percentage">
            <text:p>100.00%</text:p>
          </table:table-cell>
          <table:table-cell table:style-name="ce61" table:formula="of:=MIN(MAX([.I31]+[.H32]*1/17*(8-9*[.C32]); 0); 1)" office:value-type="float" office:value="1" calcext:value-type="float">
            <text:p>1.00000</text:p>
          </table:table-cell>
          <table:table-cell table:style-name="ce65" table:formula="of:=3-1.7*[.I32]" office:value-type="float" office:value="1.3" calcext:value-type="float">
            <text:p>1.3000</text:p>
          </table:table-cell>
          <table:table-cell table:style-name="ce66" table:formula="of:=IF([.C32]=[$Sheet2.B$4]; 1/[.J32]/[.J32]; 1+(([.J32]-1)*[.H32]))" office:value-type="float" office:value="0.591715976331361" calcext:value-type="float">
            <text:p>0.5917</text:p>
          </table:table-cell>
          <table:table-cell table:style-name="ce68" table:formula="of:=[.L31]*[.K32]" office:value-type="float" office:value="413198110.495351" calcext:value-type="float">
            <text:p>413198110</text:p>
          </table:table-cell>
          <table:table-cell table:style-name="ce69"/>
          <table:table-cell table:style-name="ce70" table:formula="of:=0.75*[.L31] - [.E32] + [.E31]" office:value-type="float" office:value="-174576201.684326" calcext:value-type="float">
            <text:p>-174576201.684326</text:p>
          </table:table-cell>
          <table:table-cell table:style-name="ce71" table:formula="of:=([.E32]+[.N32])/1000/86400+25569" office:value-type="date" office:date-value="1988-09-08T04:04:26.344112" calcext:value-type="date">
            <text:p>1988 09 08 04:04:26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33]+[.A33])/1000/86400+25569" office:value-type="date" office:date-value="1988-09-14T23:20:40.656292" calcext:value-type="date">
            <text:p>1988 09 14 23:20:41</text:p>
          </table:table-cell>
          <table:table-cell table:style-name="ce44" table:content-validation-name="val1" office:value-type="float" office:value="0" calcext:value-type="float">
            <text:p>0.00</text:p>
          </table:table-cell>
          <table:table-cell table:style-name="ce47"/>
          <table:table-cell table:style-name="ce50" table:formula="of:=[.E32]+[.L32]" office:value-type="float" office:value="590282440656.292" calcext:value-type="float">
            <text:p>590282440656</text:p>
          </table:table-cell>
          <table:table-cell table:style-name="ce52" table:formula="of:=[.E33]/1000/86400+25569" office:value-type="date" office:date-value="1988-09-14T23:20:40.656292" calcext:value-type="date">
            <text:p>1988 09 14 23:20:41</text:p>
          </table:table-cell>
          <table:table-cell table:style-name="ce56" table:formula="of:=([.E33]-[.E32]+[.A33])/[.L32]" office:value-type="percentage" office:value="1.00000000000003" calcext:value-type="percentage">
            <text:p>100.00%</text:p>
          </table:table-cell>
          <table:table-cell table:style-name="ce57" table:formula="of:=IF([.C33] = [$Sheet2.B$4]; 1; MIN(2; [.G33]))" office:value-type="percentage" office:value="1" calcext:value-type="percentage">
            <text:p>100.00%</text:p>
          </table:table-cell>
          <table:table-cell table:style-name="ce61" table:formula="of:=MIN(MAX([.I32]+[.H33]*1/17*(8-9*[.C33]); 0); 1)" office:value-type="float" office:value="1" calcext:value-type="float">
            <text:p>1.00000</text:p>
          </table:table-cell>
          <table:table-cell table:style-name="ce65" table:formula="of:=3-1.7*[.I33]" office:value-type="float" office:value="1.3" calcext:value-type="float">
            <text:p>1.3000</text:p>
          </table:table-cell>
          <table:table-cell table:style-name="ce66" table:formula="of:=IF([.C33]=[$Sheet2.B$4]; 1/[.J33]/[.J33]; 1+(([.J33]-1)*[.H33]))" office:value-type="float" office:value="0.591715976331361" calcext:value-type="float">
            <text:p>0.5917</text:p>
          </table:table-cell>
          <table:table-cell table:style-name="ce68" table:formula="of:=[.L32]*[.K33]" office:value-type="float" office:value="244495923.37003" calcext:value-type="float">
            <text:p>244495923</text:p>
          </table:table-cell>
          <table:table-cell table:style-name="ce69"/>
          <table:table-cell table:style-name="ce70" table:formula="of:=0.75*[.L32] - [.E33] + [.E32]" office:value-type="float" office:value="-103299527.623901" calcext:value-type="float">
            <text:p>-103299527.623901</text:p>
          </table:table-cell>
          <table:table-cell table:style-name="ce71" table:formula="of:=([.E33]+[.N33])/1000/86400+25569" office:value-type="date" office:date-value="1988-09-13T18:39:01.128668" calcext:value-type="date">
            <text:p>1988 09 13 18:39:01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34]+[.A34])/1000/86400+25569" office:value-type="date" office:date-value="1988-09-17T19:15:36.579662" calcext:value-type="date">
            <text:p>1988 09 17 19:15:37</text:p>
          </table:table-cell>
          <table:table-cell table:style-name="ce44" table:content-validation-name="val1" office:value-type="float" office:value="0" calcext:value-type="float">
            <text:p>0.00</text:p>
          </table:table-cell>
          <table:table-cell table:style-name="ce47"/>
          <table:table-cell table:style-name="ce50" table:formula="of:=[.E33]+[.L33]" office:value-type="float" office:value="590526936579.662" calcext:value-type="float">
            <text:p>590526936580</text:p>
          </table:table-cell>
          <table:table-cell table:style-name="ce52" table:formula="of:=[.E34]/1000/86400+25569" office:value-type="date" office:date-value="1988-09-17T19:15:36.579662" calcext:value-type="date">
            <text:p>1988 09 17 19:15:37</text:p>
          </table:table-cell>
          <table:table-cell table:style-name="ce56" table:formula="of:=([.E34]-[.E33]+[.A34])/[.L33]" office:value-type="percentage" office:value="0.999999999999857" calcext:value-type="percentage">
            <text:p>100.00%</text:p>
          </table:table-cell>
          <table:table-cell table:style-name="ce57" table:formula="of:=IF([.C34] = [$Sheet2.B$4]; 1; MIN(2; [.G34]))" office:value-type="percentage" office:value="1" calcext:value-type="percentage">
            <text:p>100.00%</text:p>
          </table:table-cell>
          <table:table-cell table:style-name="ce61" table:formula="of:=MIN(MAX([.I33]+[.H34]*1/17*(8-9*[.C34]); 0); 1)" office:value-type="float" office:value="1" calcext:value-type="float">
            <text:p>1.00000</text:p>
          </table:table-cell>
          <table:table-cell table:style-name="ce65" table:formula="of:=3-1.7*[.I34]" office:value-type="float" office:value="1.3" calcext:value-type="float">
            <text:p>1.3000</text:p>
          </table:table-cell>
          <table:table-cell table:style-name="ce66" table:formula="of:=IF([.C34]=[$Sheet2.B$4]; 1/[.J34]/[.J34]; 1+(([.J34]-1)*[.H34]))" office:value-type="float" office:value="0.591715976331361" calcext:value-type="float">
            <text:p>0.5917</text:p>
          </table:table-cell>
          <table:table-cell table:style-name="ce68" table:formula="of:=[.L33]*[.K34]" office:value-type="float" office:value="144672144.005935" calcext:value-type="float">
            <text:p>144672144</text:p>
          </table:table-cell>
          <table:table-cell table:style-name="ce69"/>
          <table:table-cell table:style-name="ce70" table:formula="of:=0.75*[.L33] - [.E34] + [.E33]" office:value-type="float" office:value="-61123980.8425293" calcext:value-type="float">
            <text:p>-61123980.8425293</text:p>
          </table:table-cell>
          <table:table-cell table:style-name="ce71" table:formula="of:=([.E34]+[.N34])/1000/86400+25569" office:value-type="date" office:date-value="1988-09-17T02:16:52.59882" calcext:value-type="date">
            <text:p>1988 09 17 02:16:53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35]+[.A35])/1000/86400+25569" office:value-type="date" office:date-value="1988-09-19T11:26:48.723668" calcext:value-type="date">
            <text:p>1988 09 19 11:26:49</text:p>
          </table:table-cell>
          <table:table-cell table:style-name="ce44" table:content-validation-name="val1" office:value-type="float" office:value="0" calcext:value-type="float">
            <text:p>0.00</text:p>
          </table:table-cell>
          <table:table-cell table:style-name="ce47"/>
          <table:table-cell table:style-name="ce50" table:formula="of:=[.E34]+[.L34]" office:value-type="float" office:value="590671608723.668" calcext:value-type="float">
            <text:p>590671608724</text:p>
          </table:table-cell>
          <table:table-cell table:style-name="ce52" table:formula="of:=[.E35]/1000/86400+25569" office:value-type="date" office:date-value="1988-09-19T11:26:48.723668" calcext:value-type="date">
            <text:p>1988 09 19 11:26:49</text:p>
          </table:table-cell>
          <table:table-cell table:style-name="ce56" table:formula="of:=([.E35]-[.E34]+[.A35])/[.L34]" office:value-type="percentage" office:value="1.00000000000032" calcext:value-type="percentage">
            <text:p>100.00%</text:p>
          </table:table-cell>
          <table:table-cell table:style-name="ce57" table:formula="of:=IF([.C35] = [$Sheet2.B$4]; 1; MIN(2; [.G35]))" office:value-type="percentage" office:value="1" calcext:value-type="percentage">
            <text:p>100.00%</text:p>
          </table:table-cell>
          <table:table-cell table:style-name="ce61" table:formula="of:=MIN(MAX([.I34]+[.H35]*1/17*(8-9*[.C35]); 0); 1)" office:value-type="float" office:value="1" calcext:value-type="float">
            <text:p>1.00000</text:p>
          </table:table-cell>
          <table:table-cell table:style-name="ce65" table:formula="of:=3-1.7*[.I35]" office:value-type="float" office:value="1.3" calcext:value-type="float">
            <text:p>1.3000</text:p>
          </table:table-cell>
          <table:table-cell table:style-name="ce66" table:formula="of:=IF([.C35]=[$Sheet2.B$4]; 1/[.J35]/[.J35]; 1+(([.J35]-1)*[.H35]))" office:value-type="float" office:value="0.591715976331361" calcext:value-type="float">
            <text:p>0.5917</text:p>
          </table:table-cell>
          <table:table-cell table:style-name="ce68" table:formula="of:=[.L34]*[.K35]" office:value-type="float" office:value="85604818.9384231" calcext:value-type="float">
            <text:p>85604819</text:p>
          </table:table-cell>
          <table:table-cell table:style-name="ce69"/>
          <table:table-cell table:style-name="ce70" table:formula="of:=0.75*[.L34] - [.E35] + [.E34]" office:value-type="float" office:value="-36168036.0015869" calcext:value-type="float">
            <text:p>-36168036.0015869</text:p>
          </table:table-cell>
          <table:table-cell table:style-name="ce71" table:formula="of:=([.E35]+[.N35])/1000/86400+25569" office:value-type="date" office:date-value="1988-09-19T01:24:00.687667" calcext:value-type="date">
            <text:p>1988 09 19 01:24:01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36]+[.A36])/1000/86400+25569" office:value-type="date" office:date-value="1988-09-20T11:13:33.542607" calcext:value-type="date">
            <text:p>1988 09 20 11:13:34</text:p>
          </table:table-cell>
          <table:table-cell table:style-name="ce44" table:content-validation-name="val1" office:value-type="float" office:value="0" calcext:value-type="float">
            <text:p>0.00</text:p>
          </table:table-cell>
          <table:table-cell table:style-name="ce47"/>
          <table:table-cell table:style-name="ce50" table:formula="of:=[.E35]+[.L35]" office:value-type="float" office:value="590757213542.607" calcext:value-type="float">
            <text:p>590757213543</text:p>
          </table:table-cell>
          <table:table-cell table:style-name="ce52" table:formula="of:=[.E36]/1000/86400+25569" office:value-type="date" office:date-value="1988-09-20T11:13:33.542607" calcext:value-type="date">
            <text:p>1988 09 20 11:13:34</text:p>
          </table:table-cell>
          <table:table-cell table:style-name="ce56" table:formula="of:=([.E36]-[.E35]+[.A36])/[.L35]" office:value-type="percentage" office:value="1.00000000000062" calcext:value-type="percentage">
            <text:p>100.00%</text:p>
          </table:table-cell>
          <table:table-cell table:style-name="ce57" table:formula="of:=IF([.C36] = [$Sheet2.B$4]; 1; MIN(2; [.G36]))" office:value-type="percentage" office:value="1" calcext:value-type="percentage">
            <text:p>100.00%</text:p>
          </table:table-cell>
          <table:table-cell table:style-name="ce61" table:formula="of:=MIN(MAX([.I35]+[.H36]*1/17*(8-9*[.C36]); 0); 1)" office:value-type="float" office:value="1" calcext:value-type="float">
            <text:p>1.00000</text:p>
          </table:table-cell>
          <table:table-cell table:style-name="ce65" table:formula="of:=3-1.7*[.I36]" office:value-type="float" office:value="1.3" calcext:value-type="float">
            <text:p>1.3000</text:p>
          </table:table-cell>
          <table:table-cell table:style-name="ce66" table:formula="of:=IF([.C36]=[$Sheet2.B$4]; 1/[.J36]/[.J36]; 1+(([.J36]-1)*[.H36]))" office:value-type="float" office:value="0.591715976331361" calcext:value-type="float">
            <text:p>0.5917</text:p>
          </table:table-cell>
          <table:table-cell table:style-name="ce68" table:formula="of:=[.L35]*[.K36]" office:value-type="float" office:value="50653739.0168184" calcext:value-type="float">
            <text:p>50653739</text:p>
          </table:table-cell>
          <table:table-cell table:style-name="ce69"/>
          <table:table-cell table:style-name="ce70" table:formula="of:=0.75*[.L35] - [.E36] + [.E35]" office:value-type="float" office:value="-21401204.7346191" calcext:value-type="float">
            <text:p>-21401204.7346191</text:p>
          </table:table-cell>
          <table:table-cell table:style-name="ce71" table:formula="of:=([.E36]+[.N36])/1000/86400+25569" office:value-type="date" office:date-value="1988-09-20T05:16:52.337872" calcext:value-type="date">
            <text:p>1988 09 20 05:16:52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37]+[.A37])/1000/86400+25569" office:value-type="date" office:date-value="1988-09-21T01:17:47.281623" calcext:value-type="date">
            <text:p>1988 09 21 01:17:47</text:p>
          </table:table-cell>
          <table:table-cell table:style-name="ce44" table:content-validation-name="val1" office:value-type="float" office:value="0" calcext:value-type="float">
            <text:p>0.00</text:p>
          </table:table-cell>
          <table:table-cell table:style-name="ce47"/>
          <table:table-cell table:style-name="ce50" table:formula="of:=[.E36]+[.L36]" office:value-type="float" office:value="590807867281.624" calcext:value-type="float">
            <text:p>590807867282</text:p>
          </table:table-cell>
          <table:table-cell table:style-name="ce52" table:formula="of:=[.E37]/1000/86400+25569" office:value-type="date" office:date-value="1988-09-21T01:17:47.281623" calcext:value-type="date">
            <text:p>1988 09 21 01:17:47</text:p>
          </table:table-cell>
          <table:table-cell table:style-name="ce56" table:formula="of:=([.E37]-[.E36]+[.A37])/[.L36]" office:value-type="percentage" office:value="1.00000000000054" calcext:value-type="percentage">
            <text:p>100.00%</text:p>
          </table:table-cell>
          <table:table-cell table:style-name="ce57" table:formula="of:=IF([.C37] = [$Sheet2.B$4]; 1; MIN(2; [.G37]))" office:value-type="percentage" office:value="1" calcext:value-type="percentage">
            <text:p>100.00%</text:p>
          </table:table-cell>
          <table:table-cell table:style-name="ce61" table:formula="of:=MIN(MAX([.I36]+[.H37]*1/17*(8-9*[.C37]); 0); 1)" office:value-type="float" office:value="1" calcext:value-type="float">
            <text:p>1.00000</text:p>
          </table:table-cell>
          <table:table-cell table:style-name="ce65" table:formula="of:=3-1.7*[.I37]" office:value-type="float" office:value="1.3" calcext:value-type="float">
            <text:p>1.3000</text:p>
          </table:table-cell>
          <table:table-cell table:style-name="ce66" table:formula="of:=IF([.C37]=[$Sheet2.B$4]; 1/[.J37]/[.J37]; 1+(([.J37]-1)*[.H37]))" office:value-type="float" office:value="0.591715976331361" calcext:value-type="float">
            <text:p>0.5917</text:p>
          </table:table-cell>
          <table:table-cell table:style-name="ce68" table:formula="of:=[.L36]*[.K37]" office:value-type="float" office:value="29972626.6371707" calcext:value-type="float">
            <text:p>29972627</text:p>
          </table:table-cell>
          <table:table-cell table:style-name="ce69"/>
          <table:table-cell table:style-name="ce70" table:formula="of:=0.75*[.L36] - [.E37] + [.E36]" office:value-type="float" office:value="-12663434.7542725" calcext:value-type="float">
            <text:p>-12663434.7542725</text:p>
          </table:table-cell>
          <table:table-cell table:style-name="ce71" table:formula="of:=([.E37]+[.N37])/1000/86400+25569" office:value-type="date" office:date-value="1988-09-20T21:46:43.846869" calcext:value-type="date">
            <text:p>1988 09 20 21:46:44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38]+[.A38])/1000/86400+25569" office:value-type="date" office:date-value="1988-09-21T09:37:19.908261" calcext:value-type="date">
            <text:p>1988 09 21 09:37:20</text:p>
          </table:table-cell>
          <table:table-cell table:style-name="ce44" table:content-validation-name="val1" office:value-type="float" office:value="0" calcext:value-type="float">
            <text:p>0.00</text:p>
          </table:table-cell>
          <table:table-cell table:style-name="ce47"/>
          <table:table-cell table:style-name="ce50" table:formula="of:=[.E37]+[.L37]" office:value-type="float" office:value="590837839908.261" calcext:value-type="float">
            <text:p>590837839908</text:p>
          </table:table-cell>
          <table:table-cell table:style-name="ce52" table:formula="of:=[.E38]/1000/86400+25569" office:value-type="date" office:date-value="1988-09-21T09:37:19.908261" calcext:value-type="date">
            <text:p>1988 09 21 09:37:20</text:p>
          </table:table-cell>
          <table:table-cell table:style-name="ce56" table:formula="of:=([.E38]-[.E37]+[.A38])/[.L37]" office:value-type="percentage" office:value="1.00000000000121" calcext:value-type="percentage">
            <text:p>100.00%</text:p>
          </table:table-cell>
          <table:table-cell table:style-name="ce57" table:formula="of:=IF([.C38] = [$Sheet2.B$4]; 1; MIN(2; [.G38]))" office:value-type="percentage" office:value="1" calcext:value-type="percentage">
            <text:p>100.00%</text:p>
          </table:table-cell>
          <table:table-cell table:style-name="ce61" table:formula="of:=MIN(MAX([.I37]+[.H38]*1/17*(8-9*[.C38]); 0); 1)" office:value-type="float" office:value="1" calcext:value-type="float">
            <text:p>1.00000</text:p>
          </table:table-cell>
          <table:table-cell table:style-name="ce65" table:formula="of:=3-1.7*[.I38]" office:value-type="float" office:value="1.3" calcext:value-type="float">
            <text:p>1.3000</text:p>
          </table:table-cell>
          <table:table-cell table:style-name="ce66" table:formula="of:=IF([.C38]=[$Sheet2.B$4]; 1/[.J38]/[.J38]; 1+(([.J38]-1)*[.H38]))" office:value-type="float" office:value="0.591715976331361" calcext:value-type="float">
            <text:p>0.5917</text:p>
          </table:table-cell>
          <table:table-cell table:style-name="ce68" table:formula="of:=[.L37]*[.K38]" office:value-type="float" office:value="17735282.0338288" calcext:value-type="float">
            <text:p>17735282</text:p>
          </table:table-cell>
          <table:table-cell table:style-name="ce69"/>
          <table:table-cell table:style-name="ce70" table:formula="of:=0.75*[.L37] - [.E38] + [.E37]" office:value-type="float" office:value="-7493156.65930176" calcext:value-type="float">
            <text:p>-7493156.65930176</text:p>
          </table:table-cell>
          <table:table-cell table:style-name="ce71" table:formula="of:=([.E38]+[.N38])/1000/86400+25569" office:value-type="date" office:date-value="1988-09-21T07:32:26.751602" calcext:value-type="date">
            <text:p>1988 09 21 07:32:27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39]+[.A39])/1000/86400+25569" office:value-type="date" office:date-value="1988-09-21T14:32:55.190295" calcext:value-type="date">
            <text:p>1988 09 21 14:32:55</text:p>
          </table:table-cell>
          <table:table-cell table:style-name="ce44" table:content-validation-name="val1" office:value-type="float" office:value="0" calcext:value-type="float">
            <text:p>0.00</text:p>
          </table:table-cell>
          <table:table-cell table:style-name="ce47"/>
          <table:table-cell table:style-name="ce50" table:formula="of:=[.E38]+[.L38]" office:value-type="float" office:value="590855575190.295" calcext:value-type="float">
            <text:p>590855575190</text:p>
          </table:table-cell>
          <table:table-cell table:style-name="ce52" table:formula="of:=[.E39]/1000/86400+25569" office:value-type="date" office:date-value="1988-09-21T14:32:55.190295" calcext:value-type="date">
            <text:p>1988 09 21 14:32:55</text:p>
          </table:table-cell>
          <table:table-cell table:style-name="ce56" table:formula="of:=([.E39]-[.E38]+[.A39])/[.L38]" office:value-type="percentage" office:value="0.999999999999135" calcext:value-type="percentage">
            <text:p>100.00%</text:p>
          </table:table-cell>
          <table:table-cell table:style-name="ce57" table:formula="of:=IF([.C39] = [$Sheet2.B$4]; 1; MIN(2; [.G39]))" office:value-type="percentage" office:value="1" calcext:value-type="percentage">
            <text:p>100.00%</text:p>
          </table:table-cell>
          <table:table-cell table:style-name="ce61" table:formula="of:=MIN(MAX([.I38]+[.H39]*1/17*(8-9*[.C39]); 0); 1)" office:value-type="float" office:value="1" calcext:value-type="float">
            <text:p>1.00000</text:p>
          </table:table-cell>
          <table:table-cell table:style-name="ce65" table:formula="of:=3-1.7*[.I39]" office:value-type="float" office:value="1.3" calcext:value-type="float">
            <text:p>1.3000</text:p>
          </table:table-cell>
          <table:table-cell table:style-name="ce66" table:formula="of:=IF([.C39]=[$Sheet2.B$4]; 1/[.J39]/[.J39]; 1+(([.J39]-1)*[.H39]))" office:value-type="float" office:value="0.591715976331361" calcext:value-type="float">
            <text:p>0.5917</text:p>
          </table:table-cell>
          <table:table-cell table:style-name="ce68" table:formula="of:=[.L38]*[.K39]" office:value-type="float" office:value="10494249.7241591" calcext:value-type="float">
            <text:p>10494250</text:p>
          </table:table-cell>
          <table:table-cell table:style-name="ce69"/>
          <table:table-cell table:style-name="ce70" table:formula="of:=0.75*[.L38] - [.E39] + [.E38]" office:value-type="float" office:value="-4433820.50842285" calcext:value-type="float">
            <text:p>-4433820.50842285</text:p>
          </table:table-cell>
          <table:table-cell table:style-name="ce71" table:formula="of:=([.E39]+[.N39])/1000/86400+25569" office:value-type="date" office:date-value="1988-09-21T13:19:01.369786" calcext:value-type="date">
            <text:p>1988 09 21 13:19:01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40]+[.A40])/1000/86400+25569" office:value-type="date" office:date-value="1988-09-21T17:27:49.440019" calcext:value-type="date">
            <text:p>1988 09 21 17:27:49</text:p>
          </table:table-cell>
          <table:table-cell table:style-name="ce44" table:content-validation-name="val1" office:value-type="float" office:value="0" calcext:value-type="float">
            <text:p>0.00</text:p>
          </table:table-cell>
          <table:table-cell table:style-name="ce47"/>
          <table:table-cell table:style-name="ce50" table:formula="of:=[.E39]+[.L39]" office:value-type="float" office:value="590866069440.019" calcext:value-type="float">
            <text:p>590866069440</text:p>
          </table:table-cell>
          <table:table-cell table:style-name="ce52" table:formula="of:=[.E40]/1000/86400+25569" office:value-type="date" office:date-value="1988-09-21T17:27:49.440019" calcext:value-type="date">
            <text:p>1988 09 21 17:27:49</text:p>
          </table:table-cell>
          <table:table-cell table:style-name="ce56" table:formula="of:=([.E40]-[.E39]+[.A40])/[.L39]" office:value-type="percentage" office:value="0.999999999996382" calcext:value-type="percentage">
            <text:p>100.00%</text:p>
          </table:table-cell>
          <table:table-cell table:style-name="ce57" table:formula="of:=IF([.C40] = [$Sheet2.B$4]; 1; MIN(2; [.G40]))" office:value-type="percentage" office:value="1" calcext:value-type="percentage">
            <text:p>100.00%</text:p>
          </table:table-cell>
          <table:table-cell table:style-name="ce61" table:formula="of:=MIN(MAX([.I39]+[.H40]*1/17*(8-9*[.C40]); 0); 1)" office:value-type="float" office:value="1" calcext:value-type="float">
            <text:p>1.00000</text:p>
          </table:table-cell>
          <table:table-cell table:style-name="ce65" table:formula="of:=3-1.7*[.I40]" office:value-type="float" office:value="1.3" calcext:value-type="float">
            <text:p>1.3000</text:p>
          </table:table-cell>
          <table:table-cell table:style-name="ce66" table:formula="of:=IF([.C40]=[$Sheet2.B$4]; 1/[.J40]/[.J40]; 1+(([.J40]-1)*[.H40]))" office:value-type="float" office:value="0.591715976331361" calcext:value-type="float">
            <text:p>0.5917</text:p>
          </table:table-cell>
          <table:table-cell table:style-name="ce68" table:formula="of:=[.L39]*[.K40]" office:value-type="float" office:value="6209615.2213959" calcext:value-type="float">
            <text:p>6209615</text:p>
          </table:table-cell>
          <table:table-cell table:style-name="ce69"/>
          <table:table-cell table:style-name="ce70" table:formula="of:=0.75*[.L39] - [.E40] + [.E39]" office:value-type="float" office:value="-2623562.43103027" calcext:value-type="float">
            <text:p>-2623562.43103027</text:p>
          </table:table-cell>
          <table:table-cell table:style-name="ce71" table:formula="of:=([.E40]+[.N40])/1000/86400+25569" office:value-type="date" office:date-value="1988-09-21T16:44:05.877588" calcext:value-type="date">
            <text:p>1988 09 21 16:44:06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41]+[.A41])/1000/86400+25569" office:value-type="date" office:date-value="1988-09-21T19:11:19.05524" calcext:value-type="date">
            <text:p>1988 09 21 19:11:19</text:p>
          </table:table-cell>
          <table:table-cell table:style-name="ce44" table:content-validation-name="val1" office:value-type="float" office:value="0" calcext:value-type="float">
            <text:p>0.00</text:p>
          </table:table-cell>
          <table:table-cell table:style-name="ce47"/>
          <table:table-cell table:style-name="ce50" table:formula="of:=[.E40]+[.L40]" office:value-type="float" office:value="590872279055.24" calcext:value-type="float">
            <text:p>590872279055</text:p>
          </table:table-cell>
          <table:table-cell table:style-name="ce52" table:formula="of:=[.E41]/1000/86400+25569" office:value-type="date" office:date-value="1988-09-21T19:11:19.05524" calcext:value-type="date">
            <text:p>1988 09 21 19:11:19</text:p>
          </table:table-cell>
          <table:table-cell table:style-name="ce56" table:formula="of:=([.E41]-[.E40]+[.A41])/[.L40]" office:value-type="percentage" office:value="1.00000000000638" calcext:value-type="percentage">
            <text:p>100.00%</text:p>
          </table:table-cell>
          <table:table-cell table:style-name="ce57" table:formula="of:=IF([.C41] = [$Sheet2.B$4]; 1; MIN(2; [.G41]))" office:value-type="percentage" office:value="1" calcext:value-type="percentage">
            <text:p>100.00%</text:p>
          </table:table-cell>
          <table:table-cell table:style-name="ce61" table:formula="of:=MIN(MAX([.I40]+[.H41]*1/17*(8-9*[.C41]); 0); 1)" office:value-type="float" office:value="1" calcext:value-type="float">
            <text:p>1.00000</text:p>
          </table:table-cell>
          <table:table-cell table:style-name="ce65" table:formula="of:=3-1.7*[.I41]" office:value-type="float" office:value="1.3" calcext:value-type="float">
            <text:p>1.3000</text:p>
          </table:table-cell>
          <table:table-cell table:style-name="ce66" table:formula="of:=IF([.C41]=[$Sheet2.B$4]; 1/[.J41]/[.J41]; 1+(([.J41]-1)*[.H41]))" office:value-type="float" office:value="0.591715976331361" calcext:value-type="float">
            <text:p>0.5917</text:p>
          </table:table-cell>
          <table:table-cell table:style-name="ce68" table:formula="of:=[.L40]*[.K41]" office:value-type="float" office:value="3674328.53337036" calcext:value-type="float">
            <text:p>3674329</text:p>
          </table:table-cell>
          <table:table-cell table:style-name="ce69"/>
          <table:table-cell table:style-name="ce70" table:formula="of:=0.75*[.L40] - [.E41] + [.E40]" office:value-type="float" office:value="-1552403.80541992" calcext:value-type="float">
            <text:p>-1552403.80541992</text:p>
          </table:table-cell>
          <table:table-cell table:style-name="ce71" table:formula="of:=([.E41]+[.N41])/1000/86400+25569" office:value-type="date" office:date-value="1988-09-21T18:45:26.651435" calcext:value-type="date">
            <text:p>1988 09 21 18:45:27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42]+[.A42])/1000/86400+25569" office:value-type="date" office:date-value="1988-09-21T20:12:33.383773" calcext:value-type="date">
            <text:p>1988 09 21 20:12:33</text:p>
          </table:table-cell>
          <table:table-cell table:style-name="ce44" table:content-validation-name="val1" office:value-type="float" office:value="0" calcext:value-type="float">
            <text:p>0.00</text:p>
          </table:table-cell>
          <table:table-cell table:style-name="ce47"/>
          <table:table-cell table:style-name="ce50" table:formula="of:=[.E41]+[.L41]" office:value-type="float" office:value="590875953383.774" calcext:value-type="float">
            <text:p>590875953384</text:p>
          </table:table-cell>
          <table:table-cell table:style-name="ce52" table:formula="of:=[.E42]/1000/86400+25569" office:value-type="date" office:date-value="1988-09-21T20:12:33.383773" calcext:value-type="date">
            <text:p>1988 09 21 20:12:33</text:p>
          </table:table-cell>
          <table:table-cell table:style-name="ce56" table:formula="of:=([.E42]-[.E41]+[.A42])/[.L41]" office:value-type="percentage" office:value="0.999999999987709" calcext:value-type="percentage">
            <text:p>100.00%</text:p>
          </table:table-cell>
          <table:table-cell table:style-name="ce57" table:formula="of:=IF([.C42] = [$Sheet2.B$4]; 1; MIN(2; [.G42]))" office:value-type="percentage" office:value="1" calcext:value-type="percentage">
            <text:p>100.00%</text:p>
          </table:table-cell>
          <table:table-cell table:style-name="ce61" table:formula="of:=MIN(MAX([.I41]+[.H42]*1/17*(8-9*[.C42]); 0); 1)" office:value-type="float" office:value="1" calcext:value-type="float">
            <text:p>1.00000</text:p>
          </table:table-cell>
          <table:table-cell table:style-name="ce65" table:formula="of:=3-1.7*[.I42]" office:value-type="float" office:value="1.3" calcext:value-type="float">
            <text:p>1.3000</text:p>
          </table:table-cell>
          <table:table-cell table:style-name="ce66" table:formula="of:=IF([.C42]=[$Sheet2.B$4]; 1/[.J42]/[.J42]; 1+(([.J42]-1)*[.H42]))" office:value-type="float" office:value="0.591715976331361" calcext:value-type="float">
            <text:p>0.5917</text:p>
          </table:table-cell>
          <table:table-cell table:style-name="ce68" table:formula="of:=[.L41]*[.K42]" office:value-type="float" office:value="2174158.89548542" calcext:value-type="float">
            <text:p>2174159</text:p>
          </table:table-cell>
          <table:table-cell table:style-name="ce69"/>
          <table:table-cell table:style-name="ce70" table:formula="of:=0.75*[.L41] - [.E42] + [.E41]" office:value-type="float" office:value="-918582.133300781" calcext:value-type="float">
            <text:p>-918582.133300781</text:p>
          </table:table-cell>
          <table:table-cell table:style-name="ce71" table:formula="of:=([.E42]+[.N42])/1000/86400+25569" office:value-type="date" office:date-value="1988-09-21T19:57:14.80164" calcext:value-type="date">
            <text:p>1988 09 21 19:57:15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43]+[.A43])/1000/86400+25569" office:value-type="date" office:date-value="1988-09-21T20:48:47.542669" calcext:value-type="date">
            <text:p>1988 09 21 20:48:48</text:p>
          </table:table-cell>
          <table:table-cell table:style-name="ce44" table:content-validation-name="val1" office:value-type="float" office:value="0" calcext:value-type="float">
            <text:p>0.00</text:p>
          </table:table-cell>
          <table:table-cell table:style-name="ce47"/>
          <table:table-cell table:style-name="ce50" table:formula="of:=[.E42]+[.L42]" office:value-type="float" office:value="590878127542.669" calcext:value-type="float">
            <text:p>590878127543</text:p>
          </table:table-cell>
          <table:table-cell table:style-name="ce52" table:formula="of:=[.E43]/1000/86400+25569" office:value-type="date" office:date-value="1988-09-21T20:48:47.542669" calcext:value-type="date">
            <text:p>1988 09 21 20:48:48</text:p>
          </table:table-cell>
          <table:table-cell table:style-name="ce56" table:formula="of:=([.E43]-[.E42]+[.A43])/[.L42]" office:value-type="percentage" office:value="1.0000000000103" calcext:value-type="percentage">
            <text:p>100.00%</text:p>
          </table:table-cell>
          <table:table-cell table:style-name="ce57" table:formula="of:=IF([.C43] = [$Sheet2.B$4]; 1; MIN(2; [.G43]))" office:value-type="percentage" office:value="1" calcext:value-type="percentage">
            <text:p>100.00%</text:p>
          </table:table-cell>
          <table:table-cell table:style-name="ce61" table:formula="of:=MIN(MAX([.I42]+[.H43]*1/17*(8-9*[.C43]); 0); 1)" office:value-type="float" office:value="1" calcext:value-type="float">
            <text:p>1.00000</text:p>
          </table:table-cell>
          <table:table-cell table:style-name="ce65" table:formula="of:=3-1.7*[.I43]" office:value-type="float" office:value="1.3" calcext:value-type="float">
            <text:p>1.3000</text:p>
          </table:table-cell>
          <table:table-cell table:style-name="ce66" table:formula="of:=IF([.C43]=[$Sheet2.B$4]; 1/[.J43]/[.J43]; 1+(([.J43]-1)*[.H43]))" office:value-type="float" office:value="0.591715976331361" calcext:value-type="float">
            <text:p>0.5917</text:p>
          </table:table-cell>
          <table:table-cell table:style-name="ce68" table:formula="of:=[.L42]*[.K43]" office:value-type="float" office:value="1286484.55354167" calcext:value-type="float">
            <text:p>1286485</text:p>
          </table:table-cell>
          <table:table-cell table:style-name="ce69"/>
          <table:table-cell table:style-name="ce70" table:formula="of:=0.75*[.L42] - [.E43] + [.E42]" office:value-type="float" office:value="-543539.723876953" calcext:value-type="float">
            <text:p>-543539.723876953</text:p>
          </table:table-cell>
          <table:table-cell table:style-name="ce71" table:formula="of:=([.E43]+[.N43])/1000/86400+25569" office:value-type="date" office:date-value="1988-09-21T20:39:44.002945" calcext:value-type="date">
            <text:p>1988 09 21 20:39:44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44]+[.A44])/1000/86400+25569" office:value-type="date" office:date-value="1988-09-21T21:10:14.027223" calcext:value-type="date">
            <text:p>1988 09 21 21:10:14</text:p>
          </table:table-cell>
          <table:table-cell table:style-name="ce44" table:content-validation-name="val1" office:value-type="float" office:value="0" calcext:value-type="float">
            <text:p>0.00</text:p>
          </table:table-cell>
          <table:table-cell table:style-name="ce47"/>
          <table:table-cell table:style-name="ce50" table:formula="of:=[.E43]+[.L43]" office:value-type="float" office:value="590879414027.223" calcext:value-type="float">
            <text:p>590879414027</text:p>
          </table:table-cell>
          <table:table-cell table:style-name="ce52" table:formula="of:=[.E44]/1000/86400+25569" office:value-type="date" office:date-value="1988-09-21T21:10:14.027223" calcext:value-type="date">
            <text:p>1988 09 21 21:10:14</text:p>
          </table:table-cell>
          <table:table-cell table:style-name="ce56" table:formula="of:=([.E44]-[.E43]+[.A44])/[.L43]" office:value-type="percentage" office:value="1.00000000003669" calcext:value-type="percentage">
            <text:p>100.00%</text:p>
          </table:table-cell>
          <table:table-cell table:style-name="ce57" table:formula="of:=IF([.C44] = [$Sheet2.B$4]; 1; MIN(2; [.G44]))" office:value-type="percentage" office:value="1" calcext:value-type="percentage">
            <text:p>100.00%</text:p>
          </table:table-cell>
          <table:table-cell table:style-name="ce61" table:formula="of:=MIN(MAX([.I43]+[.H44]*1/17*(8-9*[.C44]); 0); 1)" office:value-type="float" office:value="1" calcext:value-type="float">
            <text:p>1.00000</text:p>
          </table:table-cell>
          <table:table-cell table:style-name="ce65" table:formula="of:=3-1.7*[.I44]" office:value-type="float" office:value="1.3" calcext:value-type="float">
            <text:p>1.3000</text:p>
          </table:table-cell>
          <table:table-cell table:style-name="ce66" table:formula="of:=IF([.C44]=[$Sheet2.B$4]; 1/[.J44]/[.J44]; 1+(([.J44]-1)*[.H44]))" office:value-type="float" office:value="0.591715976331361" calcext:value-type="float">
            <text:p>0.5917</text:p>
          </table:table-cell>
          <table:table-cell table:style-name="ce68" table:formula="of:=[.L43]*[.K44]" office:value-type="float" office:value="761233.463634124" calcext:value-type="float">
            <text:p>761233</text:p>
          </table:table-cell>
          <table:table-cell table:style-name="ce69"/>
          <table:table-cell table:style-name="ce70" table:formula="of:=0.75*[.L43] - [.E44] + [.E43]" office:value-type="float" office:value="-321621.138427734" calcext:value-type="float">
            <text:p>-321621.138427734</text:p>
          </table:table-cell>
          <table:table-cell table:style-name="ce71" table:formula="of:=([.E44]+[.N44])/1000/86400+25569" office:value-type="date" office:date-value="1988-09-21T21:04:52.406084" calcext:value-type="date">
            <text:p>1988 09 21 21:04:52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45]+[.A45])/1000/86400+25569" office:value-type="date" office:date-value="1988-09-21T21:22:55.260686" calcext:value-type="date">
            <text:p>1988 09 21 21:22:55</text:p>
          </table:table-cell>
          <table:table-cell table:style-name="ce44" table:content-validation-name="val1" office:value-type="float" office:value="0" calcext:value-type="float">
            <text:p>0.00</text:p>
          </table:table-cell>
          <table:table-cell table:style-name="ce47"/>
          <table:table-cell table:style-name="ce50" table:formula="of:=[.E44]+[.L44]" office:value-type="float" office:value="590880175260.686" calcext:value-type="float">
            <text:p>590880175261</text:p>
          </table:table-cell>
          <table:table-cell table:style-name="ce52" table:formula="of:=[.E45]/1000/86400+25569" office:value-type="date" office:date-value="1988-09-21T21:22:55.260686" calcext:value-type="date">
            <text:p>1988 09 21 21:22:55</text:p>
          </table:table-cell>
          <table:table-cell table:style-name="ce56" table:formula="of:=([.E45]-[.E44]+[.A45])/[.L44]" office:value-type="percentage" office:value="0.999999999985449" calcext:value-type="percentage">
            <text:p>100.00%</text:p>
          </table:table-cell>
          <table:table-cell table:style-name="ce57" table:formula="of:=IF([.C45] = [$Sheet2.B$4]; 1; MIN(2; [.G45]))" office:value-type="percentage" office:value="1" calcext:value-type="percentage">
            <text:p>100.00%</text:p>
          </table:table-cell>
          <table:table-cell table:style-name="ce61" table:formula="of:=MIN(MAX([.I44]+[.H45]*1/17*(8-9*[.C45]); 0); 1)" office:value-type="float" office:value="1" calcext:value-type="float">
            <text:p>1.00000</text:p>
          </table:table-cell>
          <table:table-cell table:style-name="ce65" table:formula="of:=3-1.7*[.I45]" office:value-type="float" office:value="1.3" calcext:value-type="float">
            <text:p>1.3000</text:p>
          </table:table-cell>
          <table:table-cell table:style-name="ce66" table:formula="of:=IF([.C45]=[$Sheet2.B$4]; 1/[.J45]/[.J45]; 1+(([.J45]-1)*[.H45]))" office:value-type="float" office:value="0.591715976331361" calcext:value-type="float">
            <text:p>0.5917</text:p>
          </table:table-cell>
          <table:table-cell table:style-name="ce68" table:formula="of:=[.L44]*[.K45]" office:value-type="float" office:value="450434.002150369" calcext:value-type="float">
            <text:p>450434</text:p>
          </table:table-cell>
          <table:table-cell table:style-name="ce69"/>
          <table:table-cell table:style-name="ce70" table:formula="of:=0.75*[.L44] - [.E45] + [.E44]" office:value-type="float" office:value="-190308.365844727" calcext:value-type="float">
            <text:p>-190308.365844727</text:p>
          </table:table-cell>
          <table:table-cell table:style-name="ce71" table:formula="of:=([.E45]+[.N45])/1000/86400+25569" office:value-type="date" office:date-value="1988-09-21T21:19:44.95232" calcext:value-type="date">
            <text:p>1988 09 21 21:19:45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46]+[.A46])/1000/86400+25569" office:value-type="date" office:date-value="1988-09-21T21:30:25.694688" calcext:value-type="date">
            <text:p>1988 09 21 21:30:26</text:p>
          </table:table-cell>
          <table:table-cell table:style-name="ce44" table:content-validation-name="val1" office:value-type="float" office:value="0" calcext:value-type="float">
            <text:p>0.00</text:p>
          </table:table-cell>
          <table:table-cell table:style-name="ce47"/>
          <table:table-cell table:style-name="ce50" table:formula="of:=[.E45]+[.L45]" office:value-type="float" office:value="590880625694.688" calcext:value-type="float">
            <text:p>590880625695</text:p>
          </table:table-cell>
          <table:table-cell table:style-name="ce52" table:formula="of:=[.E46]/1000/86400+25569" office:value-type="date" office:date-value="1988-09-21T21:30:25.694688" calcext:value-type="date">
            <text:p>1988 09 21 21:30:26</text:p>
          </table:table-cell>
          <table:table-cell table:style-name="ce56" table:formula="of:=([.E46]-[.E45]+[.A46])/[.L45]" office:value-type="percentage" office:value="1.00000000010411" calcext:value-type="percentage">
            <text:p>100.00%</text:p>
          </table:table-cell>
          <table:table-cell table:style-name="ce57" table:formula="of:=IF([.C46] = [$Sheet2.B$4]; 1; MIN(2; [.G46]))" office:value-type="percentage" office:value="1" calcext:value-type="percentage">
            <text:p>100.00%</text:p>
          </table:table-cell>
          <table:table-cell table:style-name="ce61" table:formula="of:=MIN(MAX([.I45]+[.H46]*1/17*(8-9*[.C46]); 0); 1)" office:value-type="float" office:value="1" calcext:value-type="float">
            <text:p>1.00000</text:p>
          </table:table-cell>
          <table:table-cell table:style-name="ce65" table:formula="of:=3-1.7*[.I46]" office:value-type="float" office:value="1.3" calcext:value-type="float">
            <text:p>1.3000</text:p>
          </table:table-cell>
          <table:table-cell table:style-name="ce66" table:formula="of:=IF([.C46]=[$Sheet2.B$4]; 1/[.J46]/[.J46]; 1+(([.J46]-1)*[.H46]))" office:value-type="float" office:value="0.591715976331361" calcext:value-type="float">
            <text:p>0.5917</text:p>
          </table:table-cell>
          <table:table-cell table:style-name="ce68" table:formula="of:=[.L45]*[.K46]" office:value-type="float" office:value="266528.995355248" calcext:value-type="float">
            <text:p>266529</text:p>
          </table:table-cell>
          <table:table-cell table:style-name="ce69"/>
          <table:table-cell table:style-name="ce70" table:formula="of:=0.75*[.L45] - [.E46] + [.E45]" office:value-type="float" office:value="-112608.500610352" calcext:value-type="float">
            <text:p>-112608.500610352</text:p>
          </table:table-cell>
          <table:table-cell table:style-name="ce71" table:formula="of:=([.E46]+[.N46])/1000/86400+25569" office:value-type="date" office:date-value="1988-09-21T21:28:33.086188" calcext:value-type="date">
            <text:p>1988 09 21 21:28:33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47]+[.A47])/1000/86400+25569" office:value-type="date" office:date-value="1988-09-21T21:34:52.223684" calcext:value-type="date">
            <text:p>1988 09 21 21:34:52</text:p>
          </table:table-cell>
          <table:table-cell table:style-name="ce44" table:content-validation-name="val1" office:value-type="float" office:value="0" calcext:value-type="float">
            <text:p>0.00</text:p>
          </table:table-cell>
          <table:table-cell table:style-name="ce47"/>
          <table:table-cell table:style-name="ce50" table:formula="of:=[.E46]+[.L46]" office:value-type="float" office:value="590880892223.684" calcext:value-type="float">
            <text:p>590880892224</text:p>
          </table:table-cell>
          <table:table-cell table:style-name="ce52" table:formula="of:=[.E47]/1000/86400+25569" office:value-type="date" office:date-value="1988-09-21T21:34:52.223684" calcext:value-type="date">
            <text:p>1988 09 21 21:34:52</text:p>
          </table:table-cell>
          <table:table-cell table:style-name="ce56" table:formula="of:=([.E47]-[.E46]+[.A47])/[.L46]" office:value-type="percentage" office:value="1.00000000002281" calcext:value-type="percentage">
            <text:p>100.00%</text:p>
          </table:table-cell>
          <table:table-cell table:style-name="ce57" table:formula="of:=IF([.C47] = [$Sheet2.B$4]; 1; MIN(2; [.G47]))" office:value-type="percentage" office:value="1" calcext:value-type="percentage">
            <text:p>100.00%</text:p>
          </table:table-cell>
          <table:table-cell table:style-name="ce61" table:formula="of:=MIN(MAX([.I46]+[.H47]*1/17*(8-9*[.C47]); 0); 1)" office:value-type="float" office:value="1" calcext:value-type="float">
            <text:p>1.00000</text:p>
          </table:table-cell>
          <table:table-cell table:style-name="ce65" table:formula="of:=3-1.7*[.I47]" office:value-type="float" office:value="1.3" calcext:value-type="float">
            <text:p>1.3000</text:p>
          </table:table-cell>
          <table:table-cell table:style-name="ce66" table:formula="of:=IF([.C47]=[$Sheet2.B$4]; 1/[.J47]/[.J47]; 1+(([.J47]-1)*[.H47]))" office:value-type="float" office:value="0.591715976331361" calcext:value-type="float">
            <text:p>0.5917</text:p>
          </table:table-cell>
          <table:table-cell table:style-name="ce68" table:formula="of:=[.L46]*[.K47]" office:value-type="float" office:value="157709.464707248" calcext:value-type="float">
            <text:p>157709</text:p>
          </table:table-cell>
          <table:table-cell table:style-name="ce69"/>
          <table:table-cell table:style-name="ce70" table:formula="of:=0.75*[.L46] - [.E47] + [.E46]" office:value-type="float" office:value="-66632.2489013672" calcext:value-type="float">
            <text:p>-66632.2489013672</text:p>
          </table:table-cell>
          <table:table-cell table:style-name="ce71" table:formula="of:=([.E47]+[.N47])/1000/86400+25569" office:value-type="date" office:date-value="1988-09-21T21:33:45.591435" calcext:value-type="date">
            <text:p>1988 09 21 21:33:46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48]+[.A48])/1000/86400+25569" office:value-type="date" office:date-value="1988-09-21T21:37:29.933149" calcext:value-type="date">
            <text:p>1988 09 21 21:37:30</text:p>
          </table:table-cell>
          <table:table-cell table:style-name="ce44" table:content-validation-name="val1" office:value-type="float" office:value="0" calcext:value-type="float">
            <text:p>0.00</text:p>
          </table:table-cell>
          <table:table-cell table:style-name="ce47"/>
          <table:table-cell table:style-name="ce50" table:formula="of:=[.E47]+[.L47]" office:value-type="float" office:value="590881049933.149" calcext:value-type="float">
            <text:p>590881049933</text:p>
          </table:table-cell>
          <table:table-cell table:style-name="ce52" table:formula="of:=[.E48]/1000/86400+25569" office:value-type="date" office:date-value="1988-09-21T21:37:29.933149" calcext:value-type="date">
            <text:p>1988 09 21 21:37:30</text:p>
          </table:table-cell>
          <table:table-cell table:style-name="ce56" table:formula="of:=([.E48]-[.E47]+[.A48])/[.L47]" office:value-type="percentage" office:value="1.00000000009151" calcext:value-type="percentage">
            <text:p>100.00%</text:p>
          </table:table-cell>
          <table:table-cell table:style-name="ce57" table:formula="of:=IF([.C48] = [$Sheet2.B$4]; 1; MIN(2; [.G48]))" office:value-type="percentage" office:value="1" calcext:value-type="percentage">
            <text:p>100.00%</text:p>
          </table:table-cell>
          <table:table-cell table:style-name="ce61" table:formula="of:=MIN(MAX([.I47]+[.H48]*1/17*(8-9*[.C48]); 0); 1)" office:value-type="float" office:value="1" calcext:value-type="float">
            <text:p>1.00000</text:p>
          </table:table-cell>
          <table:table-cell table:style-name="ce65" table:formula="of:=3-1.7*[.I48]" office:value-type="float" office:value="1.3" calcext:value-type="float">
            <text:p>1.3000</text:p>
          </table:table-cell>
          <table:table-cell table:style-name="ce66" table:formula="of:=IF([.C48]=[$Sheet2.B$4]; 1/[.J48]/[.J48]; 1+(([.J48]-1)*[.H48]))" office:value-type="float" office:value="0.591715976331361" calcext:value-type="float">
            <text:p>0.5917</text:p>
          </table:table-cell>
          <table:table-cell table:style-name="ce68" table:formula="of:=[.L47]*[.K48]" office:value-type="float" office:value="93319.2098859453" calcext:value-type="float">
            <text:p>93319</text:p>
          </table:table-cell>
          <table:table-cell table:style-name="ce69"/>
          <table:table-cell table:style-name="ce70" table:formula="of:=0.75*[.L47] - [.E48] + [.E47]" office:value-type="float" office:value="-39427.3662109375" calcext:value-type="float">
            <text:p>-39427.3662109375</text:p>
          </table:table-cell>
          <table:table-cell table:style-name="ce71" table:formula="of:=([.E48]+[.N48])/1000/86400+25569" office:value-type="date" office:date-value="1988-09-21T21:36:50.505783" calcext:value-type="date">
            <text:p>1988 09 21 21:36:51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49]+[.A49])/1000/86400+25569" office:value-type="date" office:date-value="1988-09-21T21:39:03.252358" calcext:value-type="date">
            <text:p>1988 09 21 21:39:03</text:p>
          </table:table-cell>
          <table:table-cell table:style-name="ce44" table:content-validation-name="val1" office:value-type="float" office:value="0" calcext:value-type="float">
            <text:p>0.00</text:p>
          </table:table-cell>
          <table:table-cell table:style-name="ce47"/>
          <table:table-cell table:style-name="ce50" table:formula="of:=[.E48]+[.L48]" office:value-type="float" office:value="590881143252.358" calcext:value-type="float">
            <text:p>590881143252</text:p>
          </table:table-cell>
          <table:table-cell table:style-name="ce52" table:formula="of:=[.E49]/1000/86400+25569" office:value-type="date" office:date-value="1988-09-21T21:39:03.252358" calcext:value-type="date">
            <text:p>1988 09 21 21:39:03</text:p>
          </table:table-cell>
          <table:table-cell table:style-name="ce56" table:formula="of:=([.E49]-[.E48]+[.A49])/[.L48]" office:value-type="percentage" office:value="0.999999999495515" calcext:value-type="percentage">
            <text:p>100.00%</text:p>
          </table:table-cell>
          <table:table-cell table:style-name="ce57" table:formula="of:=IF([.C49] = [$Sheet2.B$4]; 1; MIN(2; [.G49]))" office:value-type="percentage" office:value="1" calcext:value-type="percentage">
            <text:p>100.00%</text:p>
          </table:table-cell>
          <table:table-cell table:style-name="ce61" table:formula="of:=MIN(MAX([.I48]+[.H49]*1/17*(8-9*[.C49]); 0); 1)" office:value-type="float" office:value="1" calcext:value-type="float">
            <text:p>1.00000</text:p>
          </table:table-cell>
          <table:table-cell table:style-name="ce65" table:formula="of:=3-1.7*[.I49]" office:value-type="float" office:value="1.3" calcext:value-type="float">
            <text:p>1.3000</text:p>
          </table:table-cell>
          <table:table-cell table:style-name="ce66" table:formula="of:=IF([.C49]=[$Sheet2.B$4]; 1/[.J49]/[.J49]; 1+(([.J49]-1)*[.H49]))" office:value-type="float" office:value="0.591715976331361" calcext:value-type="float">
            <text:p>0.5917</text:p>
          </table:table-cell>
          <table:table-cell table:style-name="ce68" table:formula="of:=[.L48]*[.K49]" office:value-type="float" office:value="55218.4673881333" calcext:value-type="float">
            <text:p>55218</text:p>
          </table:table-cell>
          <table:table-cell table:style-name="ce69"/>
          <table:table-cell table:style-name="ce70" table:formula="of:=0.75*[.L48] - [.E49] + [.E48]" office:value-type="float" office:value="-23329.8023681641" calcext:value-type="float">
            <text:p>-23329.8023681641</text:p>
          </table:table-cell>
          <table:table-cell table:style-name="ce71" table:formula="of:=([.E49]+[.N49])/1000/86400+25569" office:value-type="date" office:date-value="1988-09-21T21:38:39.922556" calcext:value-type="date">
            <text:p>1988 09 21 21:38:40</text:p>
          </table:table-cell>
        </table:table-row>
        <table:table-row table:style-name="ro4">
          <table:table-cell table:style-name="ce36" office:value-type="float" office:value="0" calcext:value-type="float">
            <text:p>0</text:p>
          </table:table-cell>
          <table:table-cell table:style-name="ce40" table:formula="of:=([.E50]+[.A50])/1000/86400+25569" office:value-type="date" office:date-value="1988-09-21T21:39:58.470826" calcext:value-type="date">
            <text:p>1988 09 21 21:39:58</text:p>
          </table:table-cell>
          <table:table-cell table:style-name="ce44" table:content-validation-name="val1" office:value-type="float" office:value="0" calcext:value-type="float">
            <text:p>0.00</text:p>
          </table:table-cell>
          <table:table-cell table:style-name="ce47"/>
          <table:table-cell table:style-name="ce50" table:formula="of:=[.E49]+[.L49]" office:value-type="float" office:value="590881198470.826" calcext:value-type="float">
            <text:p>590881198471</text:p>
          </table:table-cell>
          <table:table-cell table:style-name="ce52" table:formula="of:=[.E50]/1000/86400+25569" office:value-type="date" office:date-value="1988-09-21T21:39:58.470826" calcext:value-type="date">
            <text:p>1988 09 21 21:39:58</text:p>
          </table:table-cell>
          <table:table-cell table:style-name="ce56" table:formula="of:=([.E50]-[.E49]+[.A50])/[.L49]" office:value-type="percentage" office:value="1.00000000034578" calcext:value-type="percentage">
            <text:p>100.00%</text:p>
          </table:table-cell>
          <table:table-cell table:style-name="ce57" table:formula="of:=IF([.C50] = [$Sheet2.B$4]; 1; MIN(2; [.G50]))" office:value-type="percentage" office:value="1" calcext:value-type="percentage">
            <text:p>100.00%</text:p>
          </table:table-cell>
          <table:table-cell table:style-name="ce61" table:formula="of:=MIN(MAX([.I49]+[.H50]*1/17*(8-9*[.C50]); 0); 1)" office:value-type="float" office:value="1" calcext:value-type="float">
            <text:p>1.00000</text:p>
          </table:table-cell>
          <table:table-cell table:style-name="ce65" table:formula="of:=3-1.7*[.I50]" office:value-type="float" office:value="1.3" calcext:value-type="float">
            <text:p>1.3000</text:p>
          </table:table-cell>
          <table:table-cell table:style-name="ce66" table:formula="of:=IF([.C50]=[$Sheet2.B$4]; 1/[.J50]/[.J50]; 1+(([.J50]-1)*[.H50]))" office:value-type="float" office:value="0.591715976331361" calcext:value-type="float">
            <text:p>0.5917</text:p>
          </table:table-cell>
          <table:table-cell table:style-name="ce68" table:formula="of:=[.L49]*[.K50]" office:value-type="float" office:value="32673.6493420908" calcext:value-type="float">
            <text:p>32674</text:p>
          </table:table-cell>
          <table:table-cell table:style-name="ce69"/>
          <table:table-cell table:style-name="ce70" table:formula="of:=0.75*[.L49] - [.E50] + [.E49]" office:value-type="float" office:value="-13804.6168212891" calcext:value-type="float">
            <text:p>-13804.6168212891</text:p>
          </table:table-cell>
          <table:table-cell table:style-name="ce71" table:formula="of:=([.E50]+[.N50])/1000/86400+25569" office:value-type="date" office:date-value="1988-09-21T21:39:44.666209" calcext:value-type="date">
            <text:p>1988 09 21 21:39:45</text:p>
          </table:table-cell>
        </table:table-row>
        <table:table-row table:style-name="ro1" table:number-rows-repeated="104852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Sheet1.L4:Sheet1.L50">
            <calcext:condition calcext:apply-style-name="Untitled1" calcext:value="formula-is(ISEVEN(ROW()))" calcext:base-cell-address="Sheet1.L4"/>
          </calcext:conditional-format>
          <calcext:conditional-format calcext:target-range-address="Sheet1.D4:Sheet1.D50">
            <calcext:condition calcext:apply-style-name="Untitled1" calcext:value="formula-is(ISEVEN(ROW()))" calcext:base-cell-address="Sheet1.D4"/>
          </calcext:conditional-format>
          <calcext:conditional-format calcext:target-range-address="Sheet1.K4:Sheet1.K50">
            <calcext:condition calcext:apply-style-name="Untitled1" calcext:value="formula-is(ISEVEN(ROW()))" calcext:base-cell-address="Sheet1.K4"/>
          </calcext:conditional-format>
          <calcext:conditional-format calcext:target-range-address="Sheet1.B4:Sheet1.B50">
            <calcext:condition calcext:apply-style-name="Untitled1" calcext:value="formula-is(ISEVEN(ROW()))" calcext:base-cell-address="Sheet1.B4"/>
          </calcext:conditional-format>
          <calcext:conditional-format calcext:target-range-address="Sheet1.A4:Sheet1.A50">
            <calcext:condition calcext:apply-style-name="Untitled1" calcext:value="formula-is(ISEVEN(ROW()))" calcext:base-cell-address="Sheet1.A4"/>
          </calcext:conditional-format>
          <calcext:conditional-format calcext:target-range-address="Sheet1.C4:Sheet1.C50">
            <calcext:condition calcext:apply-style-name="Untitled1" calcext:value="formula-is(ISEVEN(ROW()))" calcext:base-cell-address="Sheet1.C4"/>
          </calcext:conditional-format>
          <calcext:conditional-format calcext:target-range-address="Sheet1.G4:Sheet1.G50">
            <calcext:condition calcext:apply-style-name="Untitled1" calcext:value="formula-is(ISEVEN(ROW()))" calcext:base-cell-address="Sheet1.G4"/>
          </calcext:conditional-format>
          <calcext:conditional-format calcext:target-range-address="Sheet1.H4:Sheet1.H50">
            <calcext:condition calcext:apply-style-name="Untitled1" calcext:value="formula-is(ISEVEN(ROW()))" calcext:base-cell-address="Sheet1.H4"/>
          </calcext:conditional-format>
          <calcext:conditional-format calcext:target-range-address="Sheet1.I4:Sheet1.I50">
            <calcext:condition calcext:apply-style-name="Untitled1" calcext:value="formula-is(ISEVEN(ROW()))" calcext:base-cell-address="Sheet1.I4"/>
          </calcext:conditional-format>
          <calcext:conditional-format calcext:target-range-address="Sheet1.J4:Sheet1.J50">
            <calcext:condition calcext:apply-style-name="Untitled1" calcext:value="formula-is(ISEVEN(ROW()))" calcext:base-cell-address="Sheet1.J4"/>
          </calcext:conditional-format>
          <calcext:conditional-format calcext:target-range-address="Sheet1.E4:Sheet1.E50">
            <calcext:condition calcext:apply-style-name="Untitled1" calcext:value="formula-is(ISEVEN(ROW()))" calcext:base-cell-address="Sheet1.E4"/>
          </calcext:conditional-format>
          <calcext:conditional-format calcext:target-range-address="Sheet1.F4:Sheet1.F50">
            <calcext:condition calcext:apply-style-name="Untitled1" calcext:value="formula-is(ISEVEN(ROW()))" calcext:base-cell-address="Sheet1.F4"/>
          </calcext:conditional-format>
          <calcext:conditional-format calcext:target-range-address="Sheet1.M4:Sheet1.M50">
            <calcext:condition calcext:apply-style-name="Untitled1" calcext:value="formula-is(ISEVEN(ROW()))" calcext:base-cell-address="Sheet1.M4"/>
          </calcext:conditional-format>
          <calcext:conditional-format calcext:target-range-address="Sheet1.N4:Sheet1.N50">
            <calcext:condition calcext:apply-style-name="Untitled1" calcext:value="formula-is(ISEVEN(ROW()))" calcext:base-cell-address="Sheet1.N4"/>
          </calcext:conditional-format>
          <calcext:conditional-format calcext:target-range-address="Sheet1.O4:Sheet1.O50">
            <calcext:condition calcext:apply-style-name="Untitled1" calcext:value="formula-is(ISEVEN(ROW()))" calcext:base-cell-address="Sheet1.O4"/>
          </calcext:conditional-format>
        </calcext:conditional-formats>
      </table:table>
      <table:table table:name="Sheet2" table:style-name="ta1"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date-style style:name="N123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>
      <number:day number:style="long"/>
      <number:text> </number:text>
      <number:hours number:style="long"/>
      <number:text>:</number:text>
      <number:minutes number:style="long"/>
    </number:date-style>
    <number:date-style style:name="N125">
      <number:month number:style="long"/>
      <number:text> </number:text>
      <number:day number:style="long"/>
      <number:text> </number:text>
      <number:hours number:style="long"/>
      <number:text>:</number:text>
      <number:minutes number:style="long"/>
    </number:date-style>
    <number:date-style style:name="N126">
      <number:year/>
      <number:text> </number:text>
      <number:month number:style="long"/>
      <number:text> </number:text>
      <number:day number:style="long"/>
      <number:text> </number:text>
      <number:hours number:style="long"/>
      <number:text>:</number:text>
      <number:minutes number:style="long"/>
    </number:date-style>
    <number:date-style style:name="N127">
      <number:year number:style="long"/>
      <number:text> </number:text>
      <number:month number:style="long"/>
      <number:text> </number:text>
      <number:day number:style="long"/>
      <number:text> </number:text>
      <number:hours number:style="long"/>
      <number:text>:</number:text>
      <number:minutes number:style="long"/>
    </number:date-style>
    <number:date-style style:name="N128">
      <number:year number:style="long"/>
      <number:text> </number:text>
      <number:month number:style="long"/>
      <number:text> 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8">00/00/0000</text:date>, <text:time style:data-style-name="N2" text:time-value="17:00:54.768486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9:45:25.297654993</meta:creation-date>
    <dc:date>2018-05-18T19:46:07.295125859</dc:date>
    <meta:editing-duration>PT3H2M39S</meta:editing-duration>
    <meta:editing-cycles>6</meta:editing-cycles>
    <meta:generator>LibreOffice/6.0.3.2$Linux_X86_64 LibreOffice_project/00m0$Build-2</meta:generator>
    <meta:document-statistic meta:table-count="2" meta:cell-count="6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1">
      <number:number number:decimal-places="5" loext:min-decimal-places="5" number:min-integer-digits="1"/>
    </number:number-style>
    <number:date-style style:name="N128">
      <number:year number:style="long"/>
      <number:text> </number:text>
      <number:month number:style="long"/>
      <number:text> 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28">
      <style:chart-properties chart:display-label="true" chart:tick-marks-major-inner="true" chart:tick-marks-major-outer="true" chart:tick-marks-minor-inner="true" chart:tick-marks-minor-outer="true" chart:logarithmic="false" chart:minimum="25569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9cm" svg:height="12.512cm" xlink:href=".." xlink:type="simple" chart:class="chart:scatter" chart:style-name="ch1">
        <chart:plot-area chart:style-name="ch2" table:cell-range-address="Sheet1.B2:Sheet1.B11 Sheet1.L2:Sheet1.L2 Sheet1.I3:Sheet1.I11" chart:data-source-has-labels="row" svg:x="0.5cm" svg:y="0.273cm" svg:width="28.071cm" svg:height="12.007cm">
          <chartooo:coordinate-region svg:x="2.062cm" svg:y="0.433cm" svg:width="24.947cm" svg:height="11.27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I3:Sheet1.I11" chart:label-cell-address="Sheet1.L2:Sheet1.L2" chart:class="chart:scatter">
            <chart:domain table:cell-range-address="Sheet1.B2:Sheet1.B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ext interval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2:Sheet1.B11</svg:desc>
                </draw:g>
              </table:table-cell>
              <table:table-cell office:value-type="float" office:value="0.3">
                <text:p>0.3</text:p>
                <draw:g>
                  <svg:desc>Sheet1.I3:Sheet1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69">
                <text:p>25569</text:p>
              </table:table-cell>
              <table:table-cell office:value-type="float" office:value="0.241176470588235">
                <text:p>0.241176470588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69.0069444444">
                <text:p>25569.0069444444</text:p>
              </table:table-cell>
              <table:table-cell office:value-type="float" office:value="0.182352941176471">
                <text:p>0.182352941176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69.0249305556">
                <text:p>25569.0249305556</text:p>
              </table:table-cell>
              <table:table-cell office:value-type="float" office:value="0.123529411764706">
                <text:p>0.123529411764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69.0733131944">
                <text:p>25569.0733131944</text:p>
              </table:table-cell>
              <table:table-cell office:value-type="float" office:value="0.0647058823529412">
                <text:p>0.0647058823529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69.2083007569">
                <text:p>25569.2083007569</text:p>
              </table:table-cell>
              <table:table-cell office:value-type="float" office:value="0.00588235294117649">
                <text:p>0.00588235294117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69.5984148126">
                <text:p>25569.5984148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70.7648558389">
                <text:p>25570.7648558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74.2641789178">
                <text:p>25574.2641789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5584.7621481547">
                <text:p>25584.762148154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